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Standard">
      <style:paragraph-properties fo:text-align="justify" style:justify-single-word="false"/>
      <style:text-properties style:font-name="Times New Roman1" fo:font-size="14pt" officeooo:rsid="001d3971" officeooo:paragraph-rsid="001d3971" style:font-size-asian="14pt" style:font-size-complex="14pt"/>
    </style:style>
    <style:style style:name="P3" style:family="paragraph" style:parent-style-name="Standard">
      <style:paragraph-properties fo:text-align="justify" style:justify-single-word="false"/>
      <style:text-properties style:font-name="Times New Roman1" fo:font-size="14pt" officeooo:rsid="001d3971" officeooo:paragraph-rsid="007607c0" style:font-size-asian="14pt" style:font-size-complex="14pt"/>
    </style:style>
    <style:style style:name="P4" style:family="paragraph" style:parent-style-name="Standard">
      <style:paragraph-properties fo:text-align="justify" style:justify-single-word="false"/>
      <style:text-properties style:font-name="Times New Roman1" fo:font-size="14pt" officeooo:rsid="001d3971" officeooo:paragraph-rsid="00d41975" style:font-size-asian="14pt" style:font-size-complex="14pt"/>
    </style:style>
    <style:style style:name="P5" style:family="paragraph" style:parent-style-name="Standard">
      <style:paragraph-properties fo:text-align="justify" style:justify-single-word="false"/>
      <style:text-properties style:font-name="Times New Roman1" fo:font-size="14pt" fo:font-weight="normal" officeooo:rsid="0226854e" officeooo:paragraph-rsid="0027c04c"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Times New Roman1" fo:font-size="16pt" fo:font-weight="bold" officeooo:rsid="0027f8c8" officeooo:paragraph-rsid="0027f8c8" style:font-size-asian="16pt" style:font-weight-asian="bold" style:font-size-complex="16pt" style:font-weight-complex="bold"/>
    </style:style>
    <style:style style:name="P7" style:family="paragraph" style:parent-style-name="Standard">
      <style:paragraph-properties fo:text-align="justify" style:justify-single-word="false"/>
      <style:text-properties officeooo:paragraph-rsid="0027c04c"/>
    </style:style>
    <style:style style:name="P8" style:family="paragraph" style:parent-style-name="Standard">
      <style:paragraph-properties fo:text-align="justify" style:justify-single-word="false"/>
      <style:text-properties officeooo:paragraph-rsid="002ccd2e"/>
    </style:style>
    <style:style style:name="P9" style:family="paragraph" style:parent-style-name="Standard">
      <style:paragraph-properties fo:text-align="justify" style:justify-single-word="false"/>
      <style:text-properties officeooo:paragraph-rsid="002efe9d"/>
    </style:style>
    <style:style style:name="P10" style:family="paragraph" style:parent-style-name="Standard">
      <style:paragraph-properties fo:text-align="justify" style:justify-single-word="false"/>
      <style:text-properties officeooo:paragraph-rsid="002f395b"/>
    </style:style>
    <style:style style:name="P11" style:family="paragraph" style:parent-style-name="Standard">
      <style:paragraph-properties fo:text-align="justify" style:justify-single-word="false"/>
      <style:text-properties officeooo:paragraph-rsid="002fcd78"/>
    </style:style>
    <style:style style:name="P12" style:family="paragraph" style:parent-style-name="Standard">
      <style:paragraph-properties fo:text-align="justify" style:justify-single-word="false"/>
      <style:text-properties officeooo:paragraph-rsid="00332b1c"/>
    </style:style>
    <style:style style:name="P13" style:family="paragraph" style:parent-style-name="Standard">
      <style:paragraph-properties fo:text-align="justify" style:justify-single-word="false"/>
      <style:text-properties officeooo:paragraph-rsid="0037799a"/>
    </style:style>
    <style:style style:name="P14" style:family="paragraph" style:parent-style-name="Standard">
      <style:paragraph-properties fo:text-align="justify" style:justify-single-word="false"/>
      <style:text-properties officeooo:paragraph-rsid="003970f3"/>
    </style:style>
    <style:style style:name="P15" style:family="paragraph" style:parent-style-name="Standard">
      <style:paragraph-properties fo:text-align="justify" style:justify-single-word="false"/>
      <style:text-properties officeooo:paragraph-rsid="003c3478"/>
    </style:style>
    <style:style style:name="P16" style:family="paragraph" style:parent-style-name="Standard">
      <style:paragraph-properties fo:text-align="justify" style:justify-single-word="false"/>
      <style:text-properties officeooo:paragraph-rsid="003de33e"/>
    </style:style>
    <style:style style:name="P17" style:family="paragraph" style:parent-style-name="Standard">
      <style:paragraph-properties fo:text-align="justify" style:justify-single-word="false"/>
      <style:text-properties officeooo:paragraph-rsid="003f6cca"/>
    </style:style>
    <style:style style:name="P18" style:family="paragraph" style:parent-style-name="Standard">
      <style:paragraph-properties fo:text-align="justify" style:justify-single-word="false"/>
      <style:text-properties officeooo:paragraph-rsid="003fffaa"/>
    </style:style>
    <style:style style:name="P19" style:family="paragraph" style:parent-style-name="Standard">
      <style:paragraph-properties fo:text-align="justify" style:justify-single-word="false"/>
      <style:text-properties officeooo:paragraph-rsid="00433343"/>
    </style:style>
    <style:style style:name="P20" style:family="paragraph" style:parent-style-name="Standard">
      <style:paragraph-properties fo:text-align="justify" style:justify-single-word="false"/>
      <style:text-properties officeooo:paragraph-rsid="0043ee17"/>
    </style:style>
    <style:style style:name="P21" style:family="paragraph" style:parent-style-name="Standard">
      <style:paragraph-properties fo:text-align="justify" style:justify-single-word="false"/>
      <style:text-properties officeooo:paragraph-rsid="00441058"/>
    </style:style>
    <style:style style:name="P22" style:family="paragraph" style:parent-style-name="Standard">
      <style:paragraph-properties fo:text-align="justify" style:justify-single-word="false"/>
      <style:text-properties officeooo:paragraph-rsid="00447e7e"/>
    </style:style>
    <style:style style:name="P23" style:family="paragraph" style:parent-style-name="Standard">
      <style:paragraph-properties fo:text-align="justify" style:justify-single-word="false"/>
      <style:text-properties officeooo:paragraph-rsid="0046b678"/>
    </style:style>
    <style:style style:name="P24" style:family="paragraph" style:parent-style-name="Standard">
      <style:paragraph-properties fo:text-align="justify" style:justify-single-word="false"/>
      <style:text-properties officeooo:paragraph-rsid="004ac1d4"/>
    </style:style>
    <style:style style:name="P25" style:family="paragraph" style:parent-style-name="Standard">
      <style:paragraph-properties fo:text-align="justify" style:justify-single-word="false"/>
      <style:text-properties officeooo:paragraph-rsid="0056a31f"/>
    </style:style>
    <style:style style:name="P26" style:family="paragraph" style:parent-style-name="Standard">
      <style:paragraph-properties fo:text-align="justify" style:justify-single-word="false"/>
      <style:text-properties officeooo:paragraph-rsid="005f495a"/>
    </style:style>
    <style:style style:name="P27" style:family="paragraph" style:parent-style-name="Standard">
      <style:paragraph-properties fo:text-align="justify" style:justify-single-word="false"/>
      <style:text-properties officeooo:paragraph-rsid="0060e2d5"/>
    </style:style>
    <style:style style:name="P28" style:family="paragraph" style:parent-style-name="Standard">
      <style:paragraph-properties fo:text-align="justify" style:justify-single-word="false"/>
      <style:text-properties officeooo:paragraph-rsid="006212bb"/>
    </style:style>
    <style:style style:name="P29" style:family="paragraph" style:parent-style-name="Standard">
      <style:paragraph-properties fo:text-align="justify" style:justify-single-word="false"/>
      <style:text-properties officeooo:paragraph-rsid="0063621d"/>
    </style:style>
    <style:style style:name="P30" style:family="paragraph" style:parent-style-name="Standard">
      <style:paragraph-properties fo:text-align="justify" style:justify-single-word="false"/>
      <style:text-properties officeooo:paragraph-rsid="0066124f"/>
    </style:style>
    <style:style style:name="P31" style:family="paragraph" style:parent-style-name="Standard">
      <style:paragraph-properties fo:text-align="justify" style:justify-single-word="false"/>
      <style:text-properties officeooo:paragraph-rsid="0068b46e"/>
    </style:style>
    <style:style style:name="P32" style:family="paragraph" style:parent-style-name="Standard">
      <style:paragraph-properties fo:text-align="justify" style:justify-single-word="false"/>
      <style:text-properties officeooo:paragraph-rsid="0069f2a4"/>
    </style:style>
    <style:style style:name="P33" style:family="paragraph" style:parent-style-name="Standard">
      <style:paragraph-properties fo:text-align="justify" style:justify-single-word="false"/>
      <style:text-properties officeooo:paragraph-rsid="006bf604"/>
    </style:style>
    <style:style style:name="P34" style:family="paragraph" style:parent-style-name="Standard">
      <style:paragraph-properties fo:text-align="justify" style:justify-single-word="false"/>
      <style:text-properties officeooo:paragraph-rsid="007f34db"/>
    </style:style>
    <style:style style:name="P35" style:family="paragraph" style:parent-style-name="Standard">
      <style:paragraph-properties fo:text-align="justify" style:justify-single-word="false"/>
      <style:text-properties officeooo:paragraph-rsid="00512cd8"/>
    </style:style>
    <style:style style:name="P36" style:family="paragraph" style:parent-style-name="Standard">
      <style:paragraph-properties fo:text-align="justify" style:justify-single-word="false"/>
      <style:text-properties officeooo:paragraph-rsid="0085d7a7"/>
    </style:style>
    <style:style style:name="P37" style:family="paragraph" style:parent-style-name="Standard">
      <style:paragraph-properties fo:text-align="justify" style:justify-single-word="false"/>
      <style:text-properties officeooo:paragraph-rsid="0099f290"/>
    </style:style>
    <style:style style:name="P38" style:family="paragraph" style:parent-style-name="Standard">
      <style:paragraph-properties fo:text-align="justify" style:justify-single-word="false"/>
      <style:text-properties officeooo:paragraph-rsid="009bb83e"/>
    </style:style>
    <style:style style:name="P39" style:family="paragraph" style:parent-style-name="Standard">
      <style:paragraph-properties fo:text-align="justify" style:justify-single-word="false"/>
      <style:text-properties officeooo:paragraph-rsid="00a3deee"/>
    </style:style>
    <style:style style:name="P40" style:family="paragraph" style:parent-style-name="Standard">
      <style:paragraph-properties fo:text-align="justify" style:justify-single-word="false"/>
      <style:text-properties officeooo:paragraph-rsid="00a808a8"/>
    </style:style>
    <style:style style:name="P41" style:family="paragraph" style:parent-style-name="Standard">
      <style:paragraph-properties fo:text-align="justify" style:justify-single-word="false"/>
      <style:text-properties officeooo:paragraph-rsid="00ad51dc"/>
    </style:style>
    <style:style style:name="P42" style:family="paragraph" style:parent-style-name="Standard">
      <style:paragraph-properties fo:text-align="justify" style:justify-single-word="false"/>
      <style:text-properties officeooo:paragraph-rsid="00b3792f"/>
    </style:style>
    <style:style style:name="P43" style:family="paragraph" style:parent-style-name="Standard">
      <style:paragraph-properties fo:text-align="justify" style:justify-single-word="false"/>
      <style:text-properties officeooo:paragraph-rsid="00c24890"/>
    </style:style>
    <style:style style:name="P44" style:family="paragraph" style:parent-style-name="Standard">
      <style:paragraph-properties fo:text-align="justify" style:justify-single-word="false"/>
      <style:text-properties officeooo:paragraph-rsid="00c2e268"/>
    </style:style>
    <style:style style:name="P45" style:family="paragraph" style:parent-style-name="Standard">
      <style:paragraph-properties fo:text-align="justify" style:justify-single-word="false"/>
      <style:text-properties officeooo:paragraph-rsid="005d51a0"/>
    </style:style>
    <style:style style:name="P46" style:family="paragraph" style:parent-style-name="Standard">
      <style:paragraph-properties fo:text-align="justify" style:justify-single-word="false"/>
      <style:text-properties officeooo:paragraph-rsid="00cf2510"/>
    </style:style>
    <style:style style:name="P47" style:family="paragraph" style:parent-style-name="Standard">
      <style:paragraph-properties fo:text-align="justify" style:justify-single-word="false"/>
      <style:text-properties officeooo:paragraph-rsid="00da53c3"/>
    </style:style>
    <style:style style:name="P48" style:family="paragraph" style:parent-style-name="Standard">
      <style:paragraph-properties fo:text-align="justify" style:justify-single-word="false"/>
      <style:text-properties officeooo:paragraph-rsid="00db913e"/>
    </style:style>
    <style:style style:name="P49" style:family="paragraph" style:parent-style-name="Standard">
      <style:paragraph-properties fo:text-align="justify" style:justify-single-word="false"/>
      <style:text-properties officeooo:paragraph-rsid="00de045b"/>
    </style:style>
    <style:style style:name="P50" style:family="paragraph" style:parent-style-name="Standard">
      <style:paragraph-properties fo:text-align="justify" style:justify-single-word="false"/>
      <style:text-properties officeooo:paragraph-rsid="00df8ac9"/>
    </style:style>
    <style:style style:name="P51" style:family="paragraph" style:parent-style-name="Standard">
      <style:paragraph-properties fo:text-align="justify" style:justify-single-word="false"/>
      <style:text-properties officeooo:paragraph-rsid="00e9daed"/>
    </style:style>
    <style:style style:name="P52" style:family="paragraph" style:parent-style-name="Standard">
      <style:paragraph-properties fo:text-align="justify" style:justify-single-word="false"/>
      <style:text-properties officeooo:paragraph-rsid="0109e033"/>
    </style:style>
    <style:style style:name="P53" style:family="paragraph" style:parent-style-name="Standard">
      <style:paragraph-properties fo:text-align="justify" style:justify-single-word="false"/>
      <style:text-properties officeooo:paragraph-rsid="011091b4"/>
    </style:style>
    <style:style style:name="P54" style:family="paragraph" style:parent-style-name="Standard">
      <style:paragraph-properties fo:text-align="center" style:justify-single-word="false"/>
      <style:text-properties officeooo:paragraph-rsid="0027f8c8"/>
    </style:style>
    <style:style style:name="P55" style:family="paragraph" style:parent-style-name="Standard">
      <style:paragraph-properties fo:text-align="center" style:justify-single-word="false"/>
      <style:text-properties officeooo:paragraph-rsid="00287bd8"/>
    </style:style>
    <style:style style:name="P56" style:family="paragraph" style:parent-style-name="Standard">
      <style:paragraph-properties fo:text-align="center" style:justify-single-word="false"/>
      <style:text-properties officeooo:paragraph-rsid="0068b46e"/>
    </style:style>
    <style:style style:name="P57" style:family="paragraph" style:parent-style-name="Standard">
      <style:paragraph-properties fo:text-align="center" style:justify-single-word="false"/>
      <style:text-properties officeooo:paragraph-rsid="006cb9e8"/>
    </style:style>
    <style:style style:name="P58" style:family="paragraph" style:parent-style-name="Standard" style:list-style-name="L1">
      <style:paragraph-properties fo:text-align="justify" style:justify-single-word="false"/>
      <style:text-properties officeooo:paragraph-rsid="00e0544f"/>
    </style:style>
    <style:style style:name="P59" style:family="paragraph" style:parent-style-name="Standard" style:list-style-name="L1">
      <style:paragraph-properties fo:text-align="justify" style:justify-single-word="false"/>
      <style:text-properties officeooo:paragraph-rsid="0027c04c"/>
    </style:style>
    <style:style style:name="P60" style:family="paragraph" style:parent-style-name="Standard" style:list-style-name="L2">
      <style:paragraph-properties fo:text-align="justify" style:justify-single-word="false"/>
      <style:text-properties officeooo:paragraph-rsid="002f395b"/>
    </style:style>
    <style:style style:name="P61" style:family="paragraph" style:parent-style-name="Standard" style:list-style-name="L3">
      <style:paragraph-properties fo:text-align="justify" style:justify-single-word="false"/>
      <style:text-properties officeooo:paragraph-rsid="003c3478"/>
    </style:style>
    <style:style style:name="P62" style:family="paragraph" style:parent-style-name="Standard" style:list-style-name="L3">
      <style:paragraph-properties fo:text-align="justify" style:justify-single-word="false"/>
      <style:text-properties officeooo:paragraph-rsid="003d29e1"/>
    </style:style>
    <style:style style:name="P63" style:family="paragraph" style:parent-style-name="Standard" style:list-style-name="L4">
      <style:paragraph-properties fo:text-align="justify" style:justify-single-word="false"/>
      <style:text-properties officeooo:paragraph-rsid="007f34db"/>
    </style:style>
    <style:style style:name="P64" style:family="paragraph" style:parent-style-name="Standard" style:list-style-name="L5">
      <style:paragraph-properties fo:text-align="justify" style:justify-single-word="false"/>
      <style:text-properties officeooo:paragraph-rsid="00a609cd"/>
    </style:style>
    <style:style style:name="P65" style:family="paragraph" style:parent-style-name="Standard" style:list-style-name="L6">
      <style:paragraph-properties fo:text-align="justify" style:justify-single-word="false"/>
      <style:text-properties officeooo:paragraph-rsid="00a609cd"/>
    </style:style>
    <style:style style:name="P66" style:family="paragraph" style:parent-style-name="Standard" style:list-style-name="L6">
      <style:paragraph-properties fo:text-align="justify" style:justify-single-word="false"/>
      <style:text-properties officeooo:paragraph-rsid="00a808a8"/>
    </style:style>
    <style:style style:name="P67" style:family="paragraph" style:parent-style-name="Standard" style:list-style-name="L7">
      <style:paragraph-properties fo:text-align="justify" style:justify-single-word="false"/>
      <style:text-properties officeooo:paragraph-rsid="0056a31f"/>
    </style:style>
    <style:style style:name="P68" style:family="paragraph" style:parent-style-name="Standard" style:list-style-name="L9">
      <style:paragraph-properties fo:text-align="justify" style:justify-single-word="false"/>
      <style:text-properties officeooo:paragraph-rsid="00b3792f"/>
    </style:style>
    <style:style style:name="P69" style:family="paragraph" style:parent-style-name="Standard" style:list-style-name="L8">
      <style:paragraph-properties fo:text-align="justify" style:justify-single-word="false"/>
      <style:text-properties fo:color="#336699" style:font-name="Times new roman" fo:font-size="14pt" fo:font-weight="normal" officeooo:rsid="00fc7998" officeooo:paragraph-rsid="009d9473" style:font-size-asian="14pt" style:font-weight-asian="normal" style:font-size-complex="14pt" style:font-weight-complex="normal"/>
    </style:style>
    <style:style style:name="P70" style:family="paragraph" style:parent-style-name="Text_20_body" style:list-style-name="L10">
      <style:paragraph-properties fo:text-align="justify" style:justify-single-word="false"/>
      <style:text-properties officeooo:rsid="06f1331d" officeooo:paragraph-rsid="0069f2a4"/>
    </style:style>
    <style:style style:name="P71" style:family="paragraph" style:parent-style-name="Text_20_body" style:list-style-name="L10">
      <style:paragraph-properties fo:text-align="justify" style:justify-single-word="false"/>
      <style:text-properties officeooo:paragraph-rsid="0069f2a4"/>
    </style:style>
    <style:style style:name="P72" style:family="paragraph" style:parent-style-name="Text_20_body">
      <style:paragraph-properties fo:text-align="justify" style:justify-single-word="false"/>
      <style:text-properties officeooo:paragraph-rsid="006cb9e8"/>
    </style:style>
    <style:style style:name="P73" style:family="paragraph" style:parent-style-name="Text_20_body">
      <style:paragraph-properties fo:text-align="justify" style:justify-single-word="false"/>
      <style:text-properties officeooo:paragraph-rsid="011622f0"/>
    </style:style>
    <style:style style:name="P74" style:family="paragraph" style:parent-style-name="Text_20_body">
      <style:paragraph-properties fo:text-align="justify" style:justify-single-word="false"/>
      <style:text-properties officeooo:paragraph-rsid="01169a6f"/>
    </style:style>
    <style:style style:name="P75" style:family="paragraph" style:parent-style-name="Text_20_body">
      <style:paragraph-properties fo:text-align="justify" style:justify-single-word="false"/>
      <style:text-properties officeooo:paragraph-rsid="011baf49"/>
    </style:style>
    <style:style style:name="P76" style:family="paragraph" style:parent-style-name="Text_20_body">
      <style:paragraph-properties fo:text-align="justify" style:justify-single-word="false"/>
      <style:text-properties officeooo:paragraph-rsid="01253a99"/>
    </style:style>
    <style:style style:name="P77" style:family="paragraph" style:parent-style-name="Text_20_body">
      <style:paragraph-properties fo:text-align="justify" style:justify-single-word="false"/>
      <style:text-properties officeooo:paragraph-rsid="012981b5"/>
    </style:style>
    <style:style style:name="P78" style:family="paragraph" style:parent-style-name="Text_20_body">
      <style:paragraph-properties fo:text-align="justify" style:justify-single-word="false"/>
      <style:text-properties officeooo:paragraph-rsid="013083bd"/>
    </style:style>
    <style:style style:name="P79" style:family="paragraph" style:parent-style-name="Heading_20_3">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weight="normal" officeooo:rsid="080a62b1" style:font-weight-asian="normal" style:font-weight-complex="normal"/>
    </style:style>
    <style:style style:name="T8" style:family="text">
      <style:text-properties style:font-name="Times new roman" fo:font-weight="normal" officeooo:rsid="080a5112" style:font-weight-asian="normal" style:font-weight-complex="normal"/>
    </style:style>
    <style:style style:name="T9" style:family="text">
      <style:text-properties style:font-name="Times new roman" fo:font-weight="normal" officeooo:rsid="007607c0" style:font-weight-asian="normal" style:font-weight-complex="normal"/>
    </style:style>
    <style:style style:name="T10" style:family="text">
      <style:text-properties style:font-name="Times new roman" fo:font-weight="normal" officeooo:rsid="00e821c9" style:font-weight-asian="normal" style:font-weight-complex="normal"/>
    </style:style>
    <style:style style:name="T11" style:family="text">
      <style:text-properties style:font-name="Times New Roman1" fo:font-size="14pt" fo:font-weight="normal" officeooo:rsid="0a152f42" style:font-size-asian="14pt" style:font-weight-asian="normal" style:font-size-complex="14pt" style:font-weight-complex="normal"/>
    </style:style>
    <style:style style:name="T12" style:family="text">
      <style:text-properties style:font-name="Times New Roman1" fo:font-size="14pt" fo:font-weight="normal" officeooo:rsid="09b0e2ae" style:font-size-asian="14pt" style:font-weight-asian="normal" style:font-size-complex="14pt" style:font-weight-complex="normal"/>
    </style:style>
    <style:style style:name="T13" style:family="text">
      <style:text-properties style:font-name="Times New Roman1" fo:font-size="14pt" fo:font-weight="normal" officeooo:rsid="09b5798c" style:font-size-asian="14pt" style:font-weight-asian="normal" style:font-size-complex="14pt" style:font-weight-complex="normal"/>
    </style:style>
    <style:style style:name="T14" style:family="text">
      <style:text-properties style:font-name="Times New Roman1" fo:font-size="14pt" fo:font-weight="normal" officeooo:rsid="09b71de7" style:font-size-asian="14pt" style:font-weight-asian="normal" style:font-size-complex="14pt" style:font-weight-complex="normal"/>
    </style:style>
    <style:style style:name="T15" style:family="text">
      <style:text-properties style:font-name="Times New Roman1" fo:font-size="14pt" fo:font-weight="normal" officeooo:rsid="09b68b39" style:font-size-asian="14pt" style:font-weight-asian="normal" style:font-size-complex="14pt" style:font-weight-complex="normal"/>
    </style:style>
    <style:style style:name="T16" style:family="text">
      <style:text-properties style:font-name="Times New Roman1" fo:font-size="14pt" fo:font-weight="normal" officeooo:rsid="09b9cb20" style:font-size-asian="14pt" style:font-weight-asian="normal" style:font-size-complex="14pt" style:font-weight-complex="normal"/>
    </style:style>
    <style:style style:name="T17" style:family="text">
      <style:text-properties style:font-name="Times New Roman1" fo:font-size="14pt" fo:font-weight="normal" officeooo:rsid="09ba0946" style:font-size-asian="14pt" style:font-weight-asian="normal" style:font-size-complex="14pt" style:font-weight-complex="normal"/>
    </style:style>
    <style:style style:name="T18" style:family="text">
      <style:text-properties style:font-name="Times New Roman1" fo:font-size="14pt" fo:font-weight="normal" officeooo:rsid="0a0ad560" style:font-size-asian="14pt" style:font-weight-asian="normal" style:font-size-complex="14pt" style:font-weight-complex="normal"/>
    </style:style>
    <style:style style:name="T19" style:family="text">
      <style:text-properties fo:color="#000000" style:font-name="Times new roman" fo:font-size="14pt" fo:font-weight="bold" officeooo:rsid="0027c04c" style:font-size-asian="12.25pt" style:font-weight-asian="bold" style:font-size-complex="14pt" style:font-weight-complex="bold"/>
    </style:style>
    <style:style style:name="T20" style:family="text">
      <style:text-properties fo:color="#000000" style:font-name="Times new roman" fo:font-size="14pt" fo:font-weight="bold" officeooo:rsid="002fcd78" style:font-size-asian="12.25pt" style:font-weight-asian="bold" style:font-size-complex="14pt" style:font-weight-complex="bold"/>
    </style:style>
    <style:style style:name="T21" style:family="text">
      <style:text-properties fo:color="#000000" style:font-name="Times new roman" fo:font-size="14pt" fo:font-weight="bold" officeooo:rsid="0037799a" style:font-size-asian="12.25pt" style:font-weight-asian="bold" style:font-size-complex="14pt" style:font-weight-complex="bold"/>
    </style:style>
    <style:style style:name="T22" style:family="text">
      <style:text-properties fo:color="#000000" style:font-name="Times new roman" fo:font-size="14pt" fo:font-weight="bold" officeooo:rsid="003c3478" style:font-size-asian="12.25pt" style:font-weight-asian="bold" style:font-size-complex="14pt" style:font-weight-complex="bold"/>
    </style:style>
    <style:style style:name="T23" style:family="text">
      <style:text-properties fo:color="#000000" style:font-name="Times new roman" fo:font-size="14pt" fo:font-weight="bold" officeooo:rsid="003de33e" style:font-size-asian="12.25pt" style:font-weight-asian="bold" style:font-size-complex="14pt" style:font-weight-complex="bold"/>
    </style:style>
    <style:style style:name="T24" style:family="text">
      <style:text-properties fo:color="#000000" style:font-name="Times new roman" fo:font-size="14pt" fo:font-weight="bold" officeooo:rsid="003fffaa" style:font-size-asian="12.25pt" style:font-weight-asian="bold" style:font-size-complex="14pt" style:font-weight-complex="bold"/>
    </style:style>
    <style:style style:name="T25" style:family="text">
      <style:text-properties fo:color="#000000" style:font-name="Times new roman" fo:font-size="14pt" fo:font-weight="bold" officeooo:rsid="00433343" style:font-size-asian="12.25pt" style:font-weight-asian="bold" style:font-size-complex="14pt" style:font-weight-complex="bold"/>
    </style:style>
    <style:style style:name="T26" style:family="text">
      <style:text-properties fo:color="#000000" style:font-name="Times new roman" fo:font-size="14pt" fo:font-weight="bold" officeooo:rsid="00441058" style:font-size-asian="12.25pt" style:font-weight-asian="bold" style:font-size-complex="14pt" style:font-weight-complex="bold"/>
    </style:style>
    <style:style style:name="T27" style:family="text">
      <style:text-properties fo:color="#000000" style:font-name="Times new roman" fo:font-size="14pt" fo:font-weight="bold" officeooo:rsid="005d51a0" style:font-size-asian="12.25pt" style:font-weight-asian="bold" style:font-size-complex="14pt" style:font-weight-complex="bold"/>
    </style:style>
    <style:style style:name="T28" style:family="text">
      <style:text-properties fo:color="#000000" style:font-name="Times new roman" fo:font-size="14pt" fo:font-weight="bold" officeooo:rsid="006212bb" style:font-size-asian="12.25pt" style:font-weight-asian="bold" style:font-size-complex="14pt" style:font-weight-complex="bold"/>
    </style:style>
    <style:style style:name="T29" style:family="text">
      <style:text-properties fo:color="#000000" style:font-name="Times new roman" fo:font-size="14pt" fo:font-weight="bold" officeooo:rsid="0063621d" style:font-size-asian="12.25pt" style:font-weight-asian="bold" style:font-size-complex="14pt" style:font-weight-complex="bold"/>
    </style:style>
    <style:style style:name="T30" style:family="text">
      <style:text-properties fo:color="#000000" style:font-name="Times new roman" fo:font-size="14pt" fo:font-weight="bold" officeooo:rsid="0066124f" style:font-size-asian="12.25pt" style:font-weight-asian="bold" style:font-size-complex="14pt" style:font-weight-complex="bold"/>
    </style:style>
    <style:style style:name="T31" style:family="text">
      <style:text-properties fo:color="#000000" style:font-name="Times new roman" fo:font-size="14pt" fo:font-weight="bold" officeooo:rsid="0068b46e" style:font-size-asian="12.25pt" style:font-weight-asian="bold" style:font-size-complex="14pt" style:font-weight-complex="bold"/>
    </style:style>
    <style:style style:name="T32" style:family="text">
      <style:text-properties fo:color="#000000" style:font-name="Times new roman" fo:font-size="14pt" fo:font-weight="bold" officeooo:rsid="0069f2a4" style:font-size-asian="12.25pt" style:font-weight-asian="bold" style:font-size-complex="14pt" style:font-weight-complex="bold"/>
    </style:style>
    <style:style style:name="T33" style:family="text">
      <style:text-properties fo:color="#000000" style:font-name="Times new roman" fo:font-size="14pt" fo:font-weight="bold" officeooo:rsid="0077955f" style:font-size-asian="12.25pt" style:font-weight-asian="bold" style:font-size-complex="14pt" style:font-weight-complex="bold"/>
    </style:style>
    <style:style style:name="T34" style:family="text">
      <style:text-properties fo:color="#000000" style:font-name="Times new roman" fo:font-size="14pt" fo:font-weight="bold" officeooo:rsid="007f34db" style:font-size-asian="12.25pt" style:font-weight-asian="bold" style:font-size-complex="14pt" style:font-weight-complex="bold"/>
    </style:style>
    <style:style style:name="T35" style:family="text">
      <style:text-properties fo:color="#000000" style:font-name="Times new roman" fo:font-size="14pt" fo:font-weight="bold" officeooo:rsid="00a609cd" style:font-size-asian="12.25pt" style:font-weight-asian="bold" style:font-size-complex="14pt" style:font-weight-complex="bold"/>
    </style:style>
    <style:style style:name="T36" style:family="text">
      <style:text-properties fo:color="#000000" style:font-name="Times new roman" fo:font-size="14pt" fo:font-weight="bold" officeooo:rsid="00a808a8" style:font-size-asian="12.25pt" style:font-weight-asian="bold" style:font-size-complex="14pt" style:font-weight-complex="bold"/>
    </style:style>
    <style:style style:name="T37" style:family="text">
      <style:text-properties fo:color="#000000" style:font-name="Times new roman" fo:font-size="14pt" fo:font-weight="bold" officeooo:rsid="00b3792f" style:font-size-asian="12.25pt" style:font-weight-asian="bold" style:font-size-complex="14pt" style:font-weight-complex="bold"/>
    </style:style>
    <style:style style:name="T38" style:family="text">
      <style:text-properties fo:color="#000000" style:font-name="Times new roman" fo:font-size="14pt" fo:font-weight="bold" officeooo:rsid="00d84224" style:font-size-asian="12.25pt" style:font-weight-asian="bold" style:font-size-complex="14pt" style:font-weight-complex="bold"/>
    </style:style>
    <style:style style:name="T39" style:family="text">
      <style:text-properties fo:color="#000000" style:font-name="Times new roman" fo:font-size="14pt" fo:font-weight="normal" officeooo:rsid="0027c04c" style:font-size-asian="12.25pt" style:font-weight-asian="normal" style:font-size-complex="14pt" style:font-weight-complex="normal"/>
    </style:style>
    <style:style style:name="T40" style:family="text">
      <style:text-properties fo:color="#000000" style:font-name="Times new roman" fo:font-size="14pt" fo:font-weight="normal" officeooo:rsid="0027f8c8" style:font-size-asian="12.25pt" style:font-weight-asian="normal" style:font-size-complex="14pt" style:font-weight-complex="normal"/>
    </style:style>
    <style:style style:name="T41" style:family="text">
      <style:text-properties fo:color="#000000" style:font-name="Times new roman" fo:font-size="14pt" fo:font-weight="normal" officeooo:rsid="00287bd8" style:font-size-asian="12.25pt" style:font-weight-asian="normal" style:font-size-complex="14pt" style:font-weight-complex="normal"/>
    </style:style>
    <style:style style:name="T42" style:family="text">
      <style:text-properties fo:color="#000000" style:font-name="Times new roman" fo:font-size="14pt" fo:font-weight="normal" officeooo:rsid="002b6a05" style:font-size-asian="12.25pt" style:font-weight-asian="normal" style:font-size-complex="14pt" style:font-weight-complex="normal"/>
    </style:style>
    <style:style style:name="T43" style:family="text">
      <style:text-properties fo:color="#000000" style:font-name="Times new roman" fo:font-size="14pt" fo:font-weight="normal" officeooo:rsid="002ccd2e" style:font-size-asian="12.25pt" style:font-weight-asian="normal" style:font-size-complex="14pt" style:font-weight-complex="normal"/>
    </style:style>
    <style:style style:name="T44" style:family="text">
      <style:text-properties fo:color="#000000" style:font-name="Times new roman" fo:font-size="14pt" fo:font-weight="normal" officeooo:rsid="002efe9d" style:font-size-asian="12.25pt" style:font-weight-asian="normal" style:font-size-complex="14pt" style:font-weight-complex="normal"/>
    </style:style>
    <style:style style:name="T45" style:family="text">
      <style:text-properties fo:color="#000000" style:font-name="Times new roman" fo:font-size="14pt" fo:font-weight="normal" officeooo:rsid="002f395b" style:font-size-asian="12.25pt" style:font-weight-asian="normal" style:font-size-complex="14pt" style:font-weight-complex="normal"/>
    </style:style>
    <style:style style:name="T46" style:family="text">
      <style:text-properties fo:color="#000000" style:font-name="Times new roman" fo:font-size="14pt" fo:font-weight="normal" officeooo:rsid="002fea13" style:font-size-asian="12.25pt" style:font-weight-asian="normal" style:font-size-complex="14pt" style:font-weight-complex="normal"/>
    </style:style>
    <style:style style:name="T47" style:family="text">
      <style:text-properties fo:color="#000000" style:font-name="Times new roman" fo:font-size="14pt" fo:font-weight="normal" officeooo:rsid="00332b1c" style:font-size-asian="12.25pt" style:font-weight-asian="normal" style:font-size-complex="14pt" style:font-weight-complex="normal"/>
    </style:style>
    <style:style style:name="T48" style:family="text">
      <style:text-properties fo:color="#000000" style:font-name="Times new roman" fo:font-size="14pt" fo:font-weight="normal" officeooo:rsid="0034ff8b" style:font-size-asian="12.25pt" style:font-weight-asian="normal" style:font-size-complex="14pt" style:font-weight-complex="normal"/>
    </style:style>
    <style:style style:name="T49" style:family="text">
      <style:text-properties fo:color="#000000" style:font-name="Times new roman" fo:font-size="14pt" fo:font-weight="normal" officeooo:rsid="0035692c" style:font-size-asian="12.25pt" style:font-weight-asian="normal" style:font-size-complex="14pt" style:font-weight-complex="normal"/>
    </style:style>
    <style:style style:name="T50" style:family="text">
      <style:text-properties fo:color="#000000" style:font-name="Times new roman" fo:font-size="14pt" fo:font-weight="normal" officeooo:rsid="0037799a" style:font-size-asian="12.25pt" style:font-weight-asian="normal" style:font-size-complex="14pt" style:font-weight-complex="normal"/>
    </style:style>
    <style:style style:name="T51" style:family="text">
      <style:text-properties fo:color="#000000" style:font-name="Times new roman" fo:font-size="14pt" fo:font-weight="normal" officeooo:rsid="003970f3" style:font-size-asian="12.25pt" style:font-weight-asian="normal" style:font-size-complex="14pt" style:font-weight-complex="normal"/>
    </style:style>
    <style:style style:name="T52" style:family="text">
      <style:text-properties fo:color="#000000" style:font-name="Times new roman" fo:font-size="14pt" fo:font-weight="normal" officeooo:rsid="003b5ff1" style:font-size-asian="12.25pt" style:font-weight-asian="normal" style:font-size-complex="14pt" style:font-weight-complex="normal"/>
    </style:style>
    <style:style style:name="T53" style:family="text">
      <style:text-properties fo:color="#000000" style:font-name="Times new roman" fo:font-size="14pt" fo:font-weight="normal" officeooo:rsid="003c3478" style:font-size-asian="12.25pt" style:font-weight-asian="normal" style:font-size-complex="14pt" style:font-weight-complex="normal"/>
    </style:style>
    <style:style style:name="T54" style:family="text">
      <style:text-properties fo:color="#000000" style:font-name="Times new roman" fo:font-size="14pt" fo:font-weight="normal" officeooo:rsid="003d29e1" style:font-size-asian="12.25pt" style:font-weight-asian="normal" style:font-size-complex="14pt" style:font-weight-complex="normal"/>
    </style:style>
    <style:style style:name="T55" style:family="text">
      <style:text-properties fo:color="#000000" style:font-name="Times new roman" fo:font-size="14pt" fo:font-weight="normal" officeooo:rsid="003de33e" style:font-size-asian="12.25pt" style:font-weight-asian="normal" style:font-size-complex="14pt" style:font-weight-complex="normal"/>
    </style:style>
    <style:style style:name="T56" style:family="text">
      <style:text-properties fo:color="#000000" style:font-name="Times new roman" fo:font-size="14pt" fo:font-weight="normal" officeooo:rsid="003e3126" style:font-size-asian="12.25pt" style:font-weight-asian="normal" style:font-size-complex="14pt" style:font-weight-complex="normal"/>
    </style:style>
    <style:style style:name="T57" style:family="text">
      <style:text-properties fo:color="#000000" style:font-name="Times new roman" fo:font-size="14pt" fo:font-weight="normal" officeooo:rsid="003ec5ac" style:font-size-asian="12.25pt" style:font-weight-asian="normal" style:font-size-complex="14pt" style:font-weight-complex="normal"/>
    </style:style>
    <style:style style:name="T58" style:family="text">
      <style:text-properties fo:color="#000000" style:font-name="Times new roman" fo:font-size="14pt" fo:font-weight="normal" officeooo:rsid="003f6cca" style:font-size-asian="12.25pt" style:font-weight-asian="normal" style:font-size-complex="14pt" style:font-weight-complex="normal"/>
    </style:style>
    <style:style style:name="T59" style:family="text">
      <style:text-properties fo:color="#000000" style:font-name="Times new roman" fo:font-size="14pt" fo:font-weight="normal" officeooo:rsid="003fffaa" style:font-size-asian="12.25pt" style:font-weight-asian="normal" style:font-size-complex="14pt" style:font-weight-complex="normal"/>
    </style:style>
    <style:style style:name="T60" style:family="text">
      <style:text-properties fo:color="#000000" style:font-name="Times new roman" fo:font-size="14pt" fo:font-weight="normal" officeooo:rsid="00412cb8" style:font-size-asian="12.25pt" style:font-weight-asian="normal" style:font-size-complex="14pt" style:font-weight-complex="normal"/>
    </style:style>
    <style:style style:name="T61" style:family="text">
      <style:text-properties fo:color="#000000" style:font-name="Times new roman" fo:font-size="14pt" fo:font-weight="normal" officeooo:rsid="0042bcce" style:font-size-asian="12.25pt" style:font-weight-asian="normal" style:font-size-complex="14pt" style:font-weight-complex="normal"/>
    </style:style>
    <style:style style:name="T62" style:family="text">
      <style:text-properties fo:color="#000000" style:font-name="Times new roman" fo:font-size="14pt" fo:font-weight="normal" officeooo:rsid="00433343" style:font-size-asian="12.25pt" style:font-weight-asian="normal" style:font-size-complex="14pt" style:font-weight-complex="normal"/>
    </style:style>
    <style:style style:name="T63" style:family="text">
      <style:text-properties fo:color="#000000" style:font-name="Times new roman" fo:font-size="14pt" fo:font-weight="normal" officeooo:rsid="0043ee17" style:font-size-asian="12.25pt" style:font-weight-asian="normal" style:font-size-complex="14pt" style:font-weight-complex="normal"/>
    </style:style>
    <style:style style:name="T64" style:family="text">
      <style:text-properties fo:color="#000000" style:font-name="Times new roman" fo:font-size="14pt" fo:font-weight="normal" officeooo:rsid="00441058" style:font-size-asian="12.25pt" style:font-weight-asian="normal" style:font-size-complex="14pt" style:font-weight-complex="normal"/>
    </style:style>
    <style:style style:name="T65" style:family="text">
      <style:text-properties fo:color="#000000" style:font-name="Times new roman" fo:font-size="14pt" fo:font-weight="normal" officeooo:rsid="00447e7e" style:font-size-asian="12.25pt" style:font-weight-asian="normal" style:font-size-complex="14pt" style:font-weight-complex="normal"/>
    </style:style>
    <style:style style:name="T66" style:family="text">
      <style:text-properties fo:color="#000000" style:font-name="Times new roman" fo:font-size="14pt" fo:font-weight="normal" officeooo:rsid="004492f6" style:font-size-asian="12.25pt" style:font-weight-asian="normal" style:font-size-complex="14pt" style:font-weight-complex="normal"/>
    </style:style>
    <style:style style:name="T67" style:family="text">
      <style:text-properties fo:color="#000000" style:font-name="Times new roman" fo:font-size="14pt" fo:font-weight="normal" officeooo:rsid="00468936" style:font-size-asian="12.25pt" style:font-weight-asian="normal" style:font-size-complex="14pt" style:font-weight-complex="normal"/>
    </style:style>
    <style:style style:name="T68" style:family="text">
      <style:text-properties fo:color="#000000" style:font-name="Times new roman" fo:font-size="14pt" fo:font-weight="normal" officeooo:rsid="0046b678" style:font-size-asian="12.25pt" style:font-weight-asian="normal" style:font-size-complex="14pt" style:font-weight-complex="normal"/>
    </style:style>
    <style:style style:name="T69" style:family="text">
      <style:text-properties fo:color="#000000" style:font-name="Times new roman" fo:font-size="14pt" fo:font-weight="normal" officeooo:rsid="0048248f" style:font-size-asian="12.25pt" style:font-weight-asian="normal" style:font-size-complex="14pt" style:font-weight-complex="normal"/>
    </style:style>
    <style:style style:name="T70" style:family="text">
      <style:text-properties fo:color="#000000" style:font-name="Times new roman" fo:font-size="14pt" fo:font-weight="normal" officeooo:rsid="004ac1d4" style:font-size-asian="12.25pt" style:font-weight-asian="normal" style:font-size-complex="14pt" style:font-weight-complex="normal"/>
    </style:style>
    <style:style style:name="T71" style:family="text">
      <style:text-properties fo:color="#000000" style:font-name="Times new roman" fo:font-size="14pt" fo:font-weight="normal" officeooo:rsid="004c8660" style:font-size-asian="12.25pt" style:font-weight-asian="normal" style:font-size-complex="14pt" style:font-weight-complex="normal"/>
    </style:style>
    <style:style style:name="T72" style:family="text">
      <style:text-properties fo:color="#000000" style:font-name="Times new roman" fo:font-size="14pt" fo:font-weight="normal" officeooo:rsid="004d36bd" style:font-size-asian="12.25pt" style:font-weight-asian="normal" style:font-size-complex="14pt" style:font-weight-complex="normal"/>
    </style:style>
    <style:style style:name="T73" style:family="text">
      <style:text-properties fo:color="#000000" style:font-name="Times new roman" fo:font-size="14pt" fo:font-weight="normal" officeooo:rsid="004e9f99" style:font-size-asian="12.25pt" style:font-weight-asian="normal" style:font-size-complex="14pt" style:font-weight-complex="normal"/>
    </style:style>
    <style:style style:name="T74" style:family="text">
      <style:text-properties fo:color="#000000" style:font-name="Times new roman" fo:font-size="14pt" fo:font-weight="normal" officeooo:rsid="00512cd8" style:font-size-asian="12.25pt" style:font-weight-asian="normal" style:font-size-complex="14pt" style:font-weight-complex="normal"/>
    </style:style>
    <style:style style:name="T75" style:family="text">
      <style:text-properties fo:color="#000000" style:font-name="Times new roman" fo:font-size="14pt" fo:font-weight="normal" officeooo:rsid="00532455" style:font-size-asian="12.25pt" style:font-weight-asian="normal" style:font-size-complex="14pt" style:font-weight-complex="normal"/>
    </style:style>
    <style:style style:name="T76" style:family="text">
      <style:text-properties fo:color="#000000" style:font-name="Times new roman" fo:font-size="14pt" fo:font-weight="normal" officeooo:rsid="0053469d" style:font-size-asian="12.25pt" style:font-weight-asian="normal" style:font-size-complex="14pt" style:font-weight-complex="normal"/>
    </style:style>
    <style:style style:name="T77" style:family="text">
      <style:text-properties fo:color="#000000" style:font-name="Times new roman" fo:font-size="14pt" fo:font-weight="normal" officeooo:rsid="00552f00" style:font-size-asian="12.25pt" style:font-weight-asian="normal" style:font-size-complex="14pt" style:font-weight-complex="normal"/>
    </style:style>
    <style:style style:name="T78" style:family="text">
      <style:text-properties fo:color="#000000" style:font-name="Times new roman" fo:font-size="14pt" fo:font-weight="normal" officeooo:rsid="0056a31f" style:font-size-asian="12.25pt" style:font-weight-asian="normal" style:font-size-complex="14pt" style:font-weight-complex="normal"/>
    </style:style>
    <style:style style:name="T79" style:family="text">
      <style:text-properties fo:color="#000000" style:font-name="Times new roman" fo:font-size="14pt" fo:font-weight="normal" officeooo:rsid="00584a35" style:font-size-asian="12.25pt" style:font-weight-asian="normal" style:font-size-complex="14pt" style:font-weight-complex="normal"/>
    </style:style>
    <style:style style:name="T80" style:family="text">
      <style:text-properties fo:color="#000000" style:font-name="Times new roman" fo:font-size="14pt" fo:font-weight="normal" officeooo:rsid="005b4c85" style:font-size-asian="12.25pt" style:font-weight-asian="normal" style:font-size-complex="14pt" style:font-weight-complex="normal"/>
    </style:style>
    <style:style style:name="T81" style:family="text">
      <style:text-properties fo:color="#000000" style:font-name="Times new roman" fo:font-size="14pt" fo:font-weight="normal" officeooo:rsid="005f495a" style:font-size-asian="12.25pt" style:font-weight-asian="normal" style:font-size-complex="14pt" style:font-weight-complex="normal"/>
    </style:style>
    <style:style style:name="T82" style:family="text">
      <style:text-properties fo:color="#000000" style:font-name="Times new roman" fo:font-size="14pt" fo:font-weight="normal" officeooo:rsid="0060e2d5" style:font-size-asian="12.25pt" style:font-weight-asian="normal" style:font-size-complex="14pt" style:font-weight-complex="normal"/>
    </style:style>
    <style:style style:name="T83" style:family="text">
      <style:text-properties fo:color="#000000" style:font-name="Times new roman" fo:font-size="14pt" fo:font-weight="normal" officeooo:rsid="006212bb" style:font-size-asian="12.25pt" style:font-weight-asian="normal" style:font-size-complex="14pt" style:font-weight-complex="normal"/>
    </style:style>
    <style:style style:name="T84" style:family="text">
      <style:text-properties fo:color="#000000" style:font-name="Times new roman" fo:font-size="14pt" fo:font-weight="normal" officeooo:rsid="0063621d" style:font-size-asian="12.25pt" style:font-weight-asian="normal" style:font-size-complex="14pt" style:font-weight-complex="normal"/>
    </style:style>
    <style:style style:name="T85" style:family="text">
      <style:text-properties fo:color="#000000" style:font-name="Times new roman" fo:font-size="14pt" fo:font-weight="normal" officeooo:rsid="0066124f" style:font-size-asian="12.25pt" style:font-weight-asian="normal" style:font-size-complex="14pt" style:font-weight-complex="normal"/>
    </style:style>
    <style:style style:name="T86" style:family="text">
      <style:text-properties fo:color="#000000" style:font-name="Times new roman" fo:font-size="14pt" fo:font-weight="normal" officeooo:rsid="006716e0" style:font-size-asian="12.25pt" style:font-weight-asian="normal" style:font-size-complex="14pt" style:font-weight-complex="normal"/>
    </style:style>
    <style:style style:name="T87" style:family="text">
      <style:text-properties fo:color="#000000" style:font-name="Times new roman" fo:font-size="14pt" fo:font-weight="normal" officeooo:rsid="0068b46e" style:font-size-asian="12.25pt" style:font-weight-asian="normal" style:font-size-complex="14pt" style:font-weight-complex="normal"/>
    </style:style>
    <style:style style:name="T88" style:family="text">
      <style:text-properties fo:color="#000000" style:font-name="Times new roman" fo:font-size="14pt" fo:font-weight="normal" officeooo:rsid="0069f2a4" style:font-size-asian="12.25pt" style:font-weight-asian="normal" style:font-size-complex="14pt" style:font-weight-complex="normal"/>
    </style:style>
    <style:style style:name="T89" style:family="text">
      <style:text-properties fo:color="#000000" style:font-name="Times new roman" fo:font-size="14pt" fo:font-weight="normal" officeooo:rsid="0a152f42" style:font-size-asian="12.25pt" style:font-weight-asian="normal" style:font-size-complex="14pt" style:font-weight-complex="normal"/>
    </style:style>
    <style:style style:name="T90" style:family="text">
      <style:text-properties fo:color="#000000" style:font-name="Times new roman" fo:font-size="14pt" fo:font-weight="normal" officeooo:rsid="09b0e2ae" style:font-size-asian="12.25pt" style:font-weight-asian="normal" style:font-size-complex="14pt" style:font-weight-complex="normal"/>
    </style:style>
    <style:style style:name="T91" style:family="text">
      <style:text-properties fo:color="#000000" style:font-name="Times new roman" fo:font-size="14pt" fo:font-weight="normal" officeooo:rsid="09b86128" style:font-size-asian="12.25pt" style:font-weight-asian="normal" style:font-size-complex="14pt" style:font-weight-complex="normal"/>
    </style:style>
    <style:style style:name="T92" style:family="text">
      <style:text-properties fo:color="#000000" style:font-name="Times new roman" fo:font-size="14pt" fo:font-weight="normal" officeooo:rsid="09b282b4" style:font-size-asian="12.25pt" style:font-weight-asian="normal" style:font-size-complex="14pt" style:font-weight-complex="normal"/>
    </style:style>
    <style:style style:name="T93" style:family="text">
      <style:text-properties fo:color="#000000" style:font-name="Times new roman" fo:font-size="14pt" fo:font-weight="normal" officeooo:rsid="006b4691" style:font-size-asian="12.25pt" style:font-weight-asian="normal" style:font-size-complex="14pt" style:font-weight-complex="normal"/>
    </style:style>
    <style:style style:name="T94" style:family="text">
      <style:text-properties fo:color="#000000" style:font-name="Times new roman" fo:font-size="14pt" fo:font-weight="normal" officeooo:rsid="006bf604" style:font-size-asian="12.25pt" style:font-weight-asian="normal" style:font-size-complex="14pt" style:font-weight-complex="normal"/>
    </style:style>
    <style:style style:name="T95" style:family="text">
      <style:text-properties fo:color="#000000" style:font-name="Times new roman" fo:font-size="14pt" fo:font-weight="normal" officeooo:rsid="006cb9e8" style:font-size-asian="12.25pt" style:font-weight-asian="normal" style:font-size-complex="14pt" style:font-weight-complex="normal"/>
    </style:style>
    <style:style style:name="T96" style:family="text">
      <style:text-properties fo:color="#000000" style:font-name="Times new roman" fo:font-size="14pt" fo:font-weight="normal" officeooo:rsid="0073156e" style:font-size-asian="12.25pt" style:font-weight-asian="normal" style:font-size-complex="14pt" style:font-weight-complex="normal"/>
    </style:style>
    <style:style style:name="T97" style:family="text">
      <style:text-properties fo:color="#000000" style:font-name="Times new roman" fo:font-size="14pt" fo:font-weight="normal" officeooo:rsid="00790c39" style:font-size-asian="12.25pt" style:font-weight-asian="normal" style:font-size-complex="14pt" style:font-weight-complex="normal"/>
    </style:style>
    <style:style style:name="T98" style:family="text">
      <style:text-properties fo:color="#000000" style:font-name="Times new roman" fo:font-size="14pt" fo:font-weight="normal" officeooo:rsid="0079ee92" style:font-size-asian="12.25pt" style:font-weight-asian="normal" style:font-size-complex="14pt" style:font-weight-complex="normal"/>
    </style:style>
    <style:style style:name="T99" style:family="text">
      <style:text-properties fo:color="#000000" style:font-name="Times new roman" fo:font-size="14pt" fo:font-weight="normal" officeooo:rsid="007a26d6" style:font-size-asian="12.25pt" style:font-weight-asian="normal" style:font-size-complex="14pt" style:font-weight-complex="normal"/>
    </style:style>
    <style:style style:name="T100" style:family="text">
      <style:text-properties fo:color="#000000" style:font-name="Times new roman" fo:font-size="14pt" fo:font-weight="normal" officeooo:rsid="007b2e77" style:font-size-asian="12.25pt" style:font-weight-asian="normal" style:font-size-complex="14pt" style:font-weight-complex="normal"/>
    </style:style>
    <style:style style:name="T101" style:family="text">
      <style:text-properties fo:color="#000000" style:font-name="Times new roman" fo:font-size="14pt" fo:font-weight="normal" officeooo:rsid="007cba9a" style:font-size-asian="12.25pt" style:font-weight-asian="normal" style:font-size-complex="14pt" style:font-weight-complex="normal"/>
    </style:style>
    <style:style style:name="T102" style:family="text">
      <style:text-properties fo:color="#000000" style:font-name="Times new roman" fo:font-size="14pt" fo:font-weight="normal" officeooo:rsid="00806c29" style:font-size-asian="12.25pt" style:font-weight-asian="normal" style:font-size-complex="14pt" style:font-weight-complex="normal"/>
    </style:style>
    <style:style style:name="T103" style:family="text">
      <style:text-properties fo:color="#000000" style:font-name="Times new roman" fo:font-size="14pt" fo:font-weight="normal" officeooo:rsid="008248b3" style:font-size-asian="12.25pt" style:font-weight-asian="normal" style:font-size-complex="14pt" style:font-weight-complex="normal"/>
    </style:style>
    <style:style style:name="T104" style:family="text">
      <style:text-properties fo:color="#000000" style:font-name="Times new roman" fo:font-size="14pt" fo:font-weight="normal" officeooo:rsid="0085d7a7" style:font-size-asian="12.25pt" style:font-weight-asian="normal" style:font-size-complex="14pt" style:font-weight-complex="normal"/>
    </style:style>
    <style:style style:name="T105" style:family="text">
      <style:text-properties fo:color="#000000" style:font-name="Times new roman" fo:font-size="14pt" fo:font-weight="normal" officeooo:rsid="008789e8" style:font-size-asian="12.25pt" style:font-weight-asian="normal" style:font-size-complex="14pt" style:font-weight-complex="normal"/>
    </style:style>
    <style:style style:name="T106" style:family="text">
      <style:text-properties fo:color="#000000" style:font-name="Times new roman" fo:font-size="14pt" fo:font-weight="normal" officeooo:rsid="00880e22" style:font-size-asian="12.25pt" style:font-weight-asian="normal" style:font-size-complex="14pt" style:font-weight-complex="normal"/>
    </style:style>
    <style:style style:name="T107" style:family="text">
      <style:text-properties fo:color="#000000" style:font-name="Times new roman" fo:font-size="14pt" fo:font-weight="normal" officeooo:rsid="00887e1f" style:font-size-asian="12.25pt" style:font-weight-asian="normal" style:font-size-complex="14pt" style:font-weight-complex="normal"/>
    </style:style>
    <style:style style:name="T108" style:family="text">
      <style:text-properties fo:color="#000000" style:font-name="Times new roman" fo:font-size="14pt" fo:font-weight="normal" officeooo:rsid="0089e5d6" style:font-size-asian="12.25pt" style:font-weight-asian="normal" style:font-size-complex="14pt" style:font-weight-complex="normal"/>
    </style:style>
    <style:style style:name="T109" style:family="text">
      <style:text-properties fo:color="#000000" style:font-name="Times new roman" fo:font-size="14pt" fo:font-weight="normal" officeooo:rsid="008a2069" style:font-size-asian="12.25pt" style:font-weight-asian="normal" style:font-size-complex="14pt" style:font-weight-complex="normal"/>
    </style:style>
    <style:style style:name="T110" style:family="text">
      <style:text-properties fo:color="#000000" style:font-name="Times new roman" fo:font-size="14pt" fo:font-weight="normal" officeooo:rsid="008b761e" style:font-size-asian="12.25pt" style:font-weight-asian="normal" style:font-size-complex="14pt" style:font-weight-complex="normal"/>
    </style:style>
    <style:style style:name="T111" style:family="text">
      <style:text-properties fo:color="#000000" style:font-name="Times new roman" fo:font-size="14pt" fo:font-weight="normal" officeooo:rsid="008f4201" style:font-size-asian="12.25pt" style:font-weight-asian="normal" style:font-size-complex="14pt" style:font-weight-complex="normal"/>
    </style:style>
    <style:style style:name="T112" style:family="text">
      <style:text-properties fo:color="#000000" style:font-name="Times new roman" fo:font-size="14pt" fo:font-weight="normal" officeooo:rsid="008f9412" style:font-size-asian="12.25pt" style:font-weight-asian="normal" style:font-size-complex="14pt" style:font-weight-complex="normal"/>
    </style:style>
    <style:style style:name="T113" style:family="text">
      <style:text-properties fo:color="#000000" style:font-name="Times new roman" fo:font-size="14pt" fo:font-weight="normal" officeooo:rsid="009084e4" style:font-size-asian="12.25pt" style:font-weight-asian="normal" style:font-size-complex="14pt" style:font-weight-complex="normal"/>
    </style:style>
    <style:style style:name="T114" style:family="text">
      <style:text-properties fo:color="#000000" style:font-name="Times new roman" fo:font-size="14pt" fo:font-weight="normal" officeooo:rsid="0091ee2b" style:font-size-asian="12.25pt" style:font-weight-asian="normal" style:font-size-complex="14pt" style:font-weight-complex="normal"/>
    </style:style>
    <style:style style:name="T115" style:family="text">
      <style:text-properties fo:color="#000000" style:font-name="Times new roman" fo:font-size="14pt" fo:font-weight="normal" officeooo:rsid="00923aa1" style:font-size-asian="12.25pt" style:font-weight-asian="normal" style:font-size-complex="14pt" style:font-weight-complex="normal"/>
    </style:style>
    <style:style style:name="T116" style:family="text">
      <style:text-properties fo:color="#000000" style:font-name="Times new roman" fo:font-size="14pt" fo:font-weight="normal" officeooo:rsid="009302fd" style:font-size-asian="12.25pt" style:font-weight-asian="normal" style:font-size-complex="14pt" style:font-weight-complex="normal"/>
    </style:style>
    <style:style style:name="T117" style:family="text">
      <style:text-properties fo:color="#000000" style:font-name="Times new roman" fo:font-size="14pt" fo:font-weight="normal" officeooo:rsid="0095e967" style:font-size-asian="12.25pt" style:font-weight-asian="normal" style:font-size-complex="14pt" style:font-weight-complex="normal"/>
    </style:style>
    <style:style style:name="T118" style:family="text">
      <style:text-properties fo:color="#000000" style:font-name="Times new roman" fo:font-size="14pt" fo:font-weight="normal" officeooo:rsid="00975892" style:font-size-asian="12.25pt" style:font-weight-asian="normal" style:font-size-complex="14pt" style:font-weight-complex="normal"/>
    </style:style>
    <style:style style:name="T119" style:family="text">
      <style:text-properties fo:color="#000000" style:font-name="Times new roman" fo:font-size="14pt" fo:font-weight="normal" officeooo:rsid="00980e28" style:font-size-asian="12.25pt" style:font-weight-asian="normal" style:font-size-complex="14pt" style:font-weight-complex="normal"/>
    </style:style>
    <style:style style:name="T120" style:family="text">
      <style:text-properties fo:color="#000000" style:font-name="Times new roman" fo:font-size="14pt" fo:font-weight="normal" officeooo:rsid="0098dc8b" style:font-size-asian="12.25pt" style:font-weight-asian="normal" style:font-size-complex="14pt" style:font-weight-complex="normal"/>
    </style:style>
    <style:style style:name="T121" style:family="text">
      <style:text-properties fo:color="#000000" style:font-name="Times new roman" fo:font-size="14pt" fo:font-weight="normal" officeooo:rsid="0099f290" style:font-size-asian="12.25pt" style:font-weight-asian="normal" style:font-size-complex="14pt" style:font-weight-complex="normal"/>
    </style:style>
    <style:style style:name="T122" style:family="text">
      <style:text-properties fo:color="#000000" style:font-name="Times new roman" fo:font-size="14pt" fo:font-weight="normal" officeooo:rsid="009bb83e" style:font-size-asian="12.25pt" style:font-weight-asian="normal" style:font-size-complex="14pt" style:font-weight-complex="normal"/>
    </style:style>
    <style:style style:name="T123" style:family="text">
      <style:text-properties fo:color="#000000" style:font-name="Times new roman" fo:font-size="14pt" fo:font-weight="normal" officeooo:rsid="009d198e" style:font-size-asian="12.25pt" style:font-weight-asian="normal" style:font-size-complex="14pt" style:font-weight-complex="normal"/>
    </style:style>
    <style:style style:name="T124" style:family="text">
      <style:text-properties fo:color="#000000" style:font-name="Times new roman" fo:font-size="14pt" fo:font-weight="normal" officeooo:rsid="009ec16f" style:font-size-asian="12.25pt" style:font-weight-asian="normal" style:font-size-complex="14pt" style:font-weight-complex="normal"/>
    </style:style>
    <style:style style:name="T125" style:family="text">
      <style:text-properties fo:color="#000000" style:font-name="Times new roman" fo:font-size="14pt" fo:font-weight="normal" officeooo:rsid="009fd43e" style:font-size-asian="12.25pt" style:font-weight-asian="normal" style:font-size-complex="14pt" style:font-weight-complex="normal"/>
    </style:style>
    <style:style style:name="T126" style:family="text">
      <style:text-properties fo:color="#000000" style:font-name="Times new roman" fo:font-size="14pt" fo:font-weight="normal" officeooo:rsid="00a1df41" style:font-size-asian="12.25pt" style:font-weight-asian="normal" style:font-size-complex="14pt" style:font-weight-complex="normal"/>
    </style:style>
    <style:style style:name="T127" style:family="text">
      <style:text-properties fo:color="#000000" style:font-name="Times new roman" fo:font-size="14pt" fo:font-weight="normal" officeooo:rsid="0c705a99" style:font-size-asian="12.25pt" style:font-weight-asian="normal" style:font-size-complex="14pt" style:font-weight-complex="normal"/>
    </style:style>
    <style:style style:name="T128" style:family="text">
      <style:text-properties fo:color="#000000" style:font-name="Times new roman" fo:font-size="14pt" fo:font-weight="normal" officeooo:rsid="00a25d12" style:font-size-asian="12.25pt" style:font-weight-asian="normal" style:font-size-complex="14pt" style:font-weight-complex="normal"/>
    </style:style>
    <style:style style:name="T129" style:family="text">
      <style:text-properties fo:color="#000000" style:font-name="Times new roman" fo:font-size="14pt" fo:font-weight="normal" officeooo:rsid="0c285fe8" style:font-size-asian="12.25pt" style:font-weight-asian="normal" style:font-size-complex="14pt" style:font-weight-complex="normal"/>
    </style:style>
    <style:style style:name="T130" style:family="text">
      <style:text-properties fo:color="#000000" style:font-name="Times new roman" fo:font-size="14pt" fo:font-weight="normal" officeooo:rsid="00a3deee" style:font-size-asian="12.25pt" style:font-weight-asian="normal" style:font-size-complex="14pt" style:font-weight-complex="normal"/>
    </style:style>
    <style:style style:name="T131" style:family="text">
      <style:text-properties fo:color="#000000" style:font-name="Times new roman" fo:font-size="14pt" fo:font-weight="normal" officeooo:rsid="00a41e0e" style:font-size-asian="12.25pt" style:font-weight-asian="normal" style:font-size-complex="14pt" style:font-weight-complex="normal"/>
    </style:style>
    <style:style style:name="T132" style:family="text">
      <style:text-properties fo:color="#000000" style:font-name="Times new roman" fo:font-size="14pt" fo:font-weight="normal" officeooo:rsid="00a808a8" style:font-size-asian="12.25pt" style:font-weight-asian="normal" style:font-size-complex="14pt" style:font-weight-complex="normal"/>
    </style:style>
    <style:style style:name="T133" style:family="text">
      <style:text-properties fo:color="#000000" style:font-name="Times new roman" fo:font-size="14pt" fo:font-weight="normal" officeooo:rsid="00a83d5f" style:font-size-asian="12.25pt" style:font-weight-asian="normal" style:font-size-complex="14pt" style:font-weight-complex="normal"/>
    </style:style>
    <style:style style:name="T134" style:family="text">
      <style:text-properties fo:color="#000000" style:font-name="Times new roman" fo:font-size="14pt" fo:font-weight="normal" officeooo:rsid="00a9de94" style:font-size-asian="12.25pt" style:font-weight-asian="normal" style:font-size-complex="14pt" style:font-weight-complex="normal"/>
    </style:style>
    <style:style style:name="T135" style:family="text">
      <style:text-properties fo:color="#000000" style:font-name="Times new roman" fo:font-size="14pt" fo:font-weight="normal" officeooo:rsid="00abd2f5" style:font-size-asian="12.25pt" style:font-weight-asian="normal" style:font-size-complex="14pt" style:font-weight-complex="normal"/>
    </style:style>
    <style:style style:name="T136" style:family="text">
      <style:text-properties fo:color="#000000" style:font-name="Times new roman" fo:font-size="14pt" fo:font-weight="normal" officeooo:rsid="00ad4976" style:font-size-asian="12.25pt" style:font-weight-asian="normal" style:font-size-complex="14pt" style:font-weight-complex="normal"/>
    </style:style>
    <style:style style:name="T137" style:family="text">
      <style:text-properties fo:color="#000000" style:font-name="Times new roman" fo:font-size="14pt" fo:font-weight="normal" officeooo:rsid="00ad51dc" style:font-size-asian="12.25pt" style:font-weight-asian="normal" style:font-size-complex="14pt" style:font-weight-complex="normal"/>
    </style:style>
    <style:style style:name="T138" style:family="text">
      <style:text-properties fo:color="#000000" style:font-name="Times new roman" fo:font-size="14pt" fo:font-weight="normal" officeooo:rsid="00ad5843" style:font-size-asian="12.25pt" style:font-weight-asian="normal" style:font-size-complex="14pt" style:font-weight-complex="normal"/>
    </style:style>
    <style:style style:name="T139" style:family="text">
      <style:text-properties fo:color="#000000" style:font-name="Times new roman" fo:font-size="14pt" fo:font-weight="normal" officeooo:rsid="00aeea2d" style:font-size-asian="12.25pt" style:font-weight-asian="normal" style:font-size-complex="14pt" style:font-weight-complex="normal"/>
    </style:style>
    <style:style style:name="T140" style:family="text">
      <style:text-properties fo:color="#000000" style:font-name="Times new roman" fo:font-size="14pt" fo:font-weight="normal" officeooo:rsid="00aeee84" style:font-size-asian="12.25pt" style:font-weight-asian="normal" style:font-size-complex="14pt" style:font-weight-complex="normal"/>
    </style:style>
    <style:style style:name="T141" style:family="text">
      <style:text-properties fo:color="#000000" style:font-name="Times new roman" fo:font-size="14pt" fo:font-weight="normal" officeooo:rsid="00af23f4" style:font-size-asian="12.25pt" style:font-weight-asian="normal" style:font-size-complex="14pt" style:font-weight-complex="normal"/>
    </style:style>
    <style:style style:name="T142" style:family="text">
      <style:text-properties fo:color="#000000" style:font-name="Times new roman" fo:font-size="14pt" fo:font-weight="normal" officeooo:rsid="00afcd75" style:font-size-asian="12.25pt" style:font-weight-asian="normal" style:font-size-complex="14pt" style:font-weight-complex="normal"/>
    </style:style>
    <style:style style:name="T143" style:family="text">
      <style:text-properties fo:color="#000000" style:font-name="Times new roman" fo:font-size="14pt" fo:font-weight="normal" officeooo:rsid="00b0e049" style:font-size-asian="12.25pt" style:font-weight-asian="normal" style:font-size-complex="14pt" style:font-weight-complex="normal"/>
    </style:style>
    <style:style style:name="T144" style:family="text">
      <style:text-properties fo:color="#000000" style:font-name="Times new roman" fo:font-size="14pt" fo:font-weight="normal" officeooo:rsid="00b239e2" style:font-size-asian="12.25pt" style:font-weight-asian="normal" style:font-size-complex="14pt" style:font-weight-complex="normal"/>
    </style:style>
    <style:style style:name="T145" style:family="text">
      <style:text-properties fo:color="#000000" style:font-name="Times new roman" fo:font-size="14pt" fo:font-weight="normal" officeooo:rsid="00b2aa62" style:font-size-asian="12.25pt" style:font-weight-asian="normal" style:font-size-complex="14pt" style:font-weight-complex="normal"/>
    </style:style>
    <style:style style:name="T146" style:family="text">
      <style:text-properties fo:color="#000000" style:font-name="Times new roman" fo:font-size="14pt" fo:font-weight="normal" officeooo:rsid="00b961a5" style:font-size-asian="12.25pt" style:font-weight-asian="normal" style:font-size-complex="14pt" style:font-weight-complex="normal"/>
    </style:style>
    <style:style style:name="T147" style:family="text">
      <style:text-properties fo:color="#000000" style:font-name="Times new roman" fo:font-size="14pt" fo:font-weight="normal" officeooo:rsid="00ba83f3" style:font-size-asian="12.25pt" style:font-weight-asian="normal" style:font-size-complex="14pt" style:font-weight-complex="normal"/>
    </style:style>
    <style:style style:name="T148" style:family="text">
      <style:text-properties fo:color="#000000" style:font-name="Times new roman" fo:font-size="14pt" fo:font-weight="normal" officeooo:rsid="00bca08f" style:font-size-asian="12.25pt" style:font-weight-asian="normal" style:font-size-complex="14pt" style:font-weight-complex="normal"/>
    </style:style>
    <style:style style:name="T149" style:family="text">
      <style:text-properties fo:color="#000000" style:font-name="Times new roman" fo:font-size="14pt" fo:font-weight="normal" officeooo:rsid="00be901c" style:font-size-asian="12.25pt" style:font-weight-asian="normal" style:font-size-complex="14pt" style:font-weight-complex="normal"/>
    </style:style>
    <style:style style:name="T150" style:family="text">
      <style:text-properties fo:color="#000000" style:font-name="Times new roman" fo:font-size="14pt" fo:font-weight="normal" officeooo:rsid="00bf3327" style:font-size-asian="12.25pt" style:font-weight-asian="normal" style:font-size-complex="14pt" style:font-weight-complex="normal"/>
    </style:style>
    <style:style style:name="T151" style:family="text">
      <style:text-properties fo:color="#000000" style:font-name="Times new roman" fo:font-size="14pt" fo:font-weight="normal" officeooo:rsid="00bfc17c" style:font-size-asian="12.25pt" style:font-weight-asian="normal" style:font-size-complex="14pt" style:font-weight-complex="normal"/>
    </style:style>
    <style:style style:name="T152" style:family="text">
      <style:text-properties fo:color="#000000" style:font-name="Times new roman" fo:font-size="14pt" fo:font-weight="normal" officeooo:rsid="00c09d9f" style:font-size-asian="12.25pt" style:font-weight-asian="normal" style:font-size-complex="14pt" style:font-weight-complex="normal"/>
    </style:style>
    <style:style style:name="T153" style:family="text">
      <style:text-properties fo:color="#000000" style:font-name="Times new roman" fo:font-size="14pt" fo:font-weight="normal" officeooo:rsid="00c4a212" style:font-size-asian="12.25pt" style:font-weight-asian="normal" style:font-size-complex="14pt" style:font-weight-complex="normal"/>
    </style:style>
    <style:style style:name="T154" style:family="text">
      <style:text-properties fo:color="#000000" style:font-name="Times new roman" fo:font-size="14pt" fo:font-weight="normal" officeooo:rsid="00c4c7fe" style:font-size-asian="12.25pt" style:font-weight-asian="normal" style:font-size-complex="14pt" style:font-weight-complex="normal"/>
    </style:style>
    <style:style style:name="T155" style:family="text">
      <style:text-properties fo:color="#000000" style:font-name="Times new roman" fo:font-size="14pt" fo:font-weight="normal" officeooo:rsid="00c639aa" style:font-size-asian="12.25pt" style:font-weight-asian="normal" style:font-size-complex="14pt" style:font-weight-complex="normal"/>
    </style:style>
    <style:style style:name="T156" style:family="text">
      <style:text-properties fo:color="#000000" style:font-name="Times new roman" fo:font-size="14pt" fo:font-weight="normal" officeooo:rsid="00c705e0" style:font-size-asian="12.25pt" style:font-weight-asian="normal" style:font-size-complex="14pt" style:font-weight-complex="normal"/>
    </style:style>
    <style:style style:name="T157" style:family="text">
      <style:text-properties fo:color="#000000" style:font-name="Times new roman" fo:font-size="14pt" fo:font-weight="normal" officeooo:rsid="00c8dde6" style:font-size-asian="12.25pt" style:font-weight-asian="normal" style:font-size-complex="14pt" style:font-weight-complex="normal"/>
    </style:style>
    <style:style style:name="T158" style:family="text">
      <style:text-properties fo:color="#000000" style:font-name="Times new roman" fo:font-size="14pt" fo:font-weight="normal" officeooo:rsid="00c95303" style:font-size-asian="12.25pt" style:font-weight-asian="normal" style:font-size-complex="14pt" style:font-weight-complex="normal"/>
    </style:style>
    <style:style style:name="T159" style:family="text">
      <style:text-properties fo:color="#000000" style:font-name="Times new roman" fo:font-size="14pt" fo:font-weight="normal" officeooo:rsid="00c977c6" style:font-size-asian="12.25pt" style:font-weight-asian="normal" style:font-size-complex="14pt" style:font-weight-complex="normal"/>
    </style:style>
    <style:style style:name="T160" style:family="text">
      <style:text-properties fo:color="#000000" style:font-name="Times new roman" fo:font-size="14pt" fo:font-weight="normal" officeooo:rsid="00c983fb" style:font-size-asian="12.25pt" style:font-weight-asian="normal" style:font-size-complex="14pt" style:font-weight-complex="normal"/>
    </style:style>
    <style:style style:name="T161" style:family="text">
      <style:text-properties fo:color="#000000" style:font-name="Times new roman" fo:font-size="14pt" fo:font-weight="normal" officeooo:rsid="00cb2c32" style:font-size-asian="12.25pt" style:font-weight-asian="normal" style:font-size-complex="14pt" style:font-weight-complex="normal"/>
    </style:style>
    <style:style style:name="T162" style:family="text">
      <style:text-properties fo:color="#000000" style:font-name="Times new roman" fo:font-size="14pt" fo:font-weight="normal" officeooo:rsid="00cceaad" style:font-size-asian="12.25pt" style:font-weight-asian="normal" style:font-size-complex="14pt" style:font-weight-complex="normal"/>
    </style:style>
    <style:style style:name="T163" style:family="text">
      <style:text-properties fo:color="#000000" style:font-name="Times new roman" fo:font-size="14pt" fo:font-weight="normal" officeooo:rsid="00cd2763" style:font-size-asian="12.25pt" style:font-weight-asian="normal" style:font-size-complex="14pt" style:font-weight-complex="normal"/>
    </style:style>
    <style:style style:name="T164" style:family="text">
      <style:text-properties fo:color="#000000" style:font-name="Times new roman" fo:font-size="14pt" fo:font-weight="normal" officeooo:rsid="00cddc60" style:font-size-asian="12.25pt" style:font-weight-asian="normal" style:font-size-complex="14pt" style:font-weight-complex="normal"/>
    </style:style>
    <style:style style:name="T165" style:family="text">
      <style:text-properties fo:color="#000000" style:font-name="Times new roman" fo:font-size="14pt" fo:font-weight="normal" officeooo:rsid="00cf2510" style:font-size-asian="12.25pt" style:font-weight-asian="normal" style:font-size-complex="14pt" style:font-weight-complex="normal"/>
    </style:style>
    <style:style style:name="T166" style:family="text">
      <style:text-properties fo:color="#000000" style:font-name="Times new roman" fo:font-size="14pt" fo:font-weight="normal" officeooo:rsid="00d05b66" style:font-size-asian="12.25pt" style:font-weight-asian="normal" style:font-size-complex="14pt" style:font-weight-complex="normal"/>
    </style:style>
    <style:style style:name="T167" style:family="text">
      <style:text-properties fo:color="#000000" style:font-name="Times new roman" fo:font-size="14pt" fo:font-weight="normal" officeooo:rsid="00d20345" style:font-size-asian="12.25pt" style:font-weight-asian="normal" style:font-size-complex="14pt" style:font-weight-complex="normal"/>
    </style:style>
    <style:style style:name="T168" style:family="text">
      <style:text-properties fo:color="#000000" style:font-name="Times new roman" fo:font-size="14pt" fo:font-weight="normal" officeooo:rsid="00da53c3" style:font-size-asian="12.25pt" style:font-weight-asian="normal" style:font-size-complex="14pt" style:font-weight-complex="normal"/>
    </style:style>
    <style:style style:name="T169" style:family="text">
      <style:text-properties fo:color="#000000" style:font-name="Times new roman" fo:font-size="14pt" fo:font-weight="normal" officeooo:rsid="00db913e" style:font-size-asian="12.25pt" style:font-weight-asian="normal" style:font-size-complex="14pt" style:font-weight-complex="normal"/>
    </style:style>
    <style:style style:name="T170" style:family="text">
      <style:text-properties fo:color="#000000" style:font-name="Times new roman" fo:font-size="14pt" fo:font-weight="normal" officeooo:rsid="00dba064" style:font-size-asian="12.25pt" style:font-weight-asian="normal" style:font-size-complex="14pt" style:font-weight-complex="normal"/>
    </style:style>
    <style:style style:name="T171" style:family="text">
      <style:text-properties fo:color="#000000" style:font-name="Times new roman" fo:font-size="14pt" fo:font-weight="normal" officeooo:rsid="00dd2b39" style:font-size-asian="12.25pt" style:font-weight-asian="normal" style:font-size-complex="14pt" style:font-weight-complex="normal"/>
    </style:style>
    <style:style style:name="T172" style:family="text">
      <style:text-properties fo:color="#000000" style:font-name="Times new roman" fo:font-size="14pt" fo:font-weight="normal" officeooo:rsid="00de045b" style:font-size-asian="12.25pt" style:font-weight-asian="normal" style:font-size-complex="14pt" style:font-weight-complex="normal"/>
    </style:style>
    <style:style style:name="T173" style:family="text">
      <style:text-properties fo:color="#000000" style:font-name="Times new roman" fo:font-size="14pt" fo:font-weight="normal" officeooo:rsid="00e18f73" style:font-size-asian="12.25pt" style:font-weight-asian="normal" style:font-size-complex="14pt" style:font-weight-complex="normal"/>
    </style:style>
    <style:style style:name="T174" style:family="text">
      <style:text-properties fo:color="#000000" style:font-name="Times new roman" fo:font-size="14pt" fo:font-weight="normal" officeooo:rsid="00e2b687" style:font-size-asian="12.25pt" style:font-weight-asian="normal" style:font-size-complex="14pt" style:font-weight-complex="normal"/>
    </style:style>
    <style:style style:name="T175" style:family="text">
      <style:text-properties fo:color="#000000" style:font-name="Times new roman" fo:font-size="14pt" fo:font-weight="normal" officeooo:rsid="00e9daed" style:font-size-asian="12.25pt" style:font-weight-asian="normal" style:font-size-complex="14pt" style:font-weight-complex="normal"/>
    </style:style>
    <style:style style:name="T176" style:family="text">
      <style:text-properties fo:color="#000000" style:font-name="Times new roman" fo:font-size="14pt" fo:font-weight="normal" officeooo:rsid="00ead4e7" style:font-size-asian="12.25pt" style:font-weight-asian="normal" style:font-size-complex="14pt" style:font-weight-complex="normal"/>
    </style:style>
    <style:style style:name="T177" style:family="text">
      <style:text-properties fo:color="#000000" style:font-name="Times new roman" fo:font-size="14pt" fo:font-weight="normal" officeooo:rsid="00ecd8f1" style:font-size-asian="12.25pt" style:font-weight-asian="normal" style:font-size-complex="14pt" style:font-weight-complex="normal"/>
    </style:style>
    <style:style style:name="T178" style:family="text">
      <style:text-properties fo:color="#000000" style:font-name="Times new roman" fo:font-size="14pt" fo:font-weight="normal" officeooo:rsid="00ed8549" style:font-size-asian="12.25pt" style:font-weight-asian="normal" style:font-size-complex="14pt" style:font-weight-complex="normal"/>
    </style:style>
    <style:style style:name="T179" style:family="text">
      <style:text-properties fo:color="#000000" style:font-name="Times new roman" fo:font-size="14pt" fo:font-weight="normal" officeooo:rsid="00f1a34c" style:font-size-asian="12.25pt" style:font-weight-asian="normal" style:font-size-complex="14pt" style:font-weight-complex="normal"/>
    </style:style>
    <style:style style:name="T180" style:family="text">
      <style:text-properties fo:color="#000000" style:font-name="Times new roman" fo:font-size="14pt" fo:font-weight="normal" officeooo:rsid="00f1bc67" style:font-size-asian="12.25pt" style:font-weight-asian="normal" style:font-size-complex="14pt" style:font-weight-complex="normal"/>
    </style:style>
    <style:style style:name="T181" style:family="text">
      <style:text-properties fo:color="#000000" style:font-name="Times new roman" fo:font-size="14pt" fo:font-weight="normal" officeooo:rsid="00f3a43f" style:font-size-asian="12.25pt" style:font-weight-asian="normal" style:font-size-complex="14pt" style:font-weight-complex="normal"/>
    </style:style>
    <style:style style:name="T182" style:family="text">
      <style:text-properties fo:color="#000000" style:font-name="Times new roman" fo:font-size="14pt" fo:font-weight="normal" officeooo:rsid="00f604c7" style:font-size-asian="12.25pt" style:font-weight-asian="normal" style:font-size-complex="14pt" style:font-weight-complex="normal"/>
    </style:style>
    <style:style style:name="T183" style:family="text">
      <style:text-properties fo:color="#000000" style:font-name="Times new roman" fo:font-size="14pt" fo:font-weight="normal" officeooo:rsid="00f6d862" style:font-size-asian="12.25pt" style:font-weight-asian="normal" style:font-size-complex="14pt" style:font-weight-complex="normal"/>
    </style:style>
    <style:style style:name="T184" style:family="text">
      <style:text-properties fo:color="#000000" style:font-name="Times new roman" fo:font-size="14pt" fo:font-weight="normal" officeooo:rsid="00f8a863" style:font-size-asian="12.25pt" style:font-weight-asian="normal" style:font-size-complex="14pt" style:font-weight-complex="normal"/>
    </style:style>
    <style:style style:name="T185" style:family="text">
      <style:text-properties fo:color="#000000" style:font-name="Times new roman" fo:font-size="14pt" fo:font-weight="normal" officeooo:rsid="00f90a7f" style:font-size-asian="12.25pt" style:font-weight-asian="normal" style:font-size-complex="14pt" style:font-weight-complex="normal"/>
    </style:style>
    <style:style style:name="T186" style:family="text">
      <style:text-properties fo:color="#000000" style:font-name="Times new roman" fo:font-size="14pt" fo:font-weight="normal" officeooo:rsid="00f9ed8b" style:font-size-asian="12.25pt" style:font-weight-asian="normal" style:font-size-complex="14pt" style:font-weight-complex="normal"/>
    </style:style>
    <style:style style:name="T187" style:family="text">
      <style:text-properties fo:color="#000000" style:font-name="Times new roman" fo:font-size="14pt" fo:font-weight="normal" officeooo:rsid="0100095b" style:font-size-asian="12.25pt" style:font-weight-asian="normal" style:font-size-complex="14pt" style:font-weight-complex="normal"/>
    </style:style>
    <style:style style:name="T188" style:family="text">
      <style:text-properties fo:color="#000000" style:font-name="Times new roman" fo:font-size="14pt" fo:font-weight="normal" officeooo:rsid="01024aef" style:font-size-asian="12.25pt" style:font-weight-asian="normal" style:font-size-complex="14pt" style:font-weight-complex="normal"/>
    </style:style>
    <style:style style:name="T189" style:family="text">
      <style:text-properties fo:color="#000000" style:font-name="Times new roman" fo:font-size="14pt" fo:font-weight="normal" officeooo:rsid="0102588b" style:font-size-asian="12.25pt" style:font-weight-asian="normal" style:font-size-complex="14pt" style:font-weight-complex="normal"/>
    </style:style>
    <style:style style:name="T190" style:family="text">
      <style:text-properties fo:color="#000000" style:font-name="Times new roman" fo:font-size="14pt" fo:font-weight="normal" officeooo:rsid="0106eae5" style:font-size-asian="12.25pt" style:font-weight-asian="normal" style:font-size-complex="14pt" style:font-weight-complex="normal"/>
    </style:style>
    <style:style style:name="T191" style:family="text">
      <style:text-properties fo:color="#000000" style:font-name="Times new roman" fo:font-size="14pt" fo:font-weight="normal" officeooo:rsid="01077fce" style:font-size-asian="12.25pt" style:font-weight-asian="normal" style:font-size-complex="14pt" style:font-weight-complex="normal"/>
    </style:style>
    <style:style style:name="T192" style:family="text">
      <style:text-properties fo:color="#000000" style:font-name="Times new roman" fo:font-size="14pt" fo:font-weight="normal" officeooo:rsid="01080172" style:font-size-asian="12.25pt" style:font-weight-asian="normal" style:font-size-complex="14pt" style:font-weight-complex="normal"/>
    </style:style>
    <style:style style:name="T193" style:family="text">
      <style:text-properties fo:color="#000000" style:font-name="Times new roman" fo:font-size="14pt" fo:font-weight="normal" officeooo:rsid="0108b46c" style:font-size-asian="12.25pt" style:font-weight-asian="normal" style:font-size-complex="14pt" style:font-weight-complex="normal"/>
    </style:style>
    <style:style style:name="T194" style:family="text">
      <style:text-properties fo:color="#000000" style:font-name="Times new roman" fo:font-size="14pt" fo:font-weight="normal" officeooo:rsid="0109e033" style:font-size-asian="12.25pt" style:font-weight-asian="normal" style:font-size-complex="14pt" style:font-weight-complex="normal"/>
    </style:style>
    <style:style style:name="T195" style:family="text">
      <style:text-properties fo:color="#000000" style:font-name="Times new roman" fo:font-size="14pt" fo:font-weight="normal" officeooo:rsid="011091b4" style:font-size-asian="12.25pt" style:font-weight-asian="normal" style:font-size-complex="14pt" style:font-weight-complex="normal"/>
    </style:style>
    <style:style style:name="T196" style:family="text">
      <style:text-properties fo:color="#000000" style:font-name="Times new roman" fo:font-size="14pt" fo:font-weight="normal" officeooo:rsid="09f7ff38" style:font-size-asian="14pt" style:font-weight-asian="normal" style:font-size-complex="14pt" style:font-weight-complex="normal"/>
    </style:style>
    <style:style style:name="T197" style:family="text">
      <style:text-properties fo:color="#000000" style:font-name="Times new roman" fo:font-size="14pt" fo:font-weight="normal" officeooo:rsid="0b6ed459" style:font-size-asian="14pt" style:font-weight-asian="normal" style:font-size-complex="14pt" style:font-weight-complex="normal"/>
    </style:style>
    <style:style style:name="T198" style:family="text">
      <style:text-properties fo:color="#000000" style:font-name="Times new roman" fo:font-size="16pt" fo:font-weight="bold" officeooo:rsid="0027f8c8" style:font-size-asian="16pt" style:font-weight-asian="bold" style:font-size-complex="16pt" style:font-weight-complex="bold"/>
    </style:style>
    <style:style style:name="T199" style:family="text">
      <style:text-properties fo:color="#000000" style:font-name="Times new roman" fo:font-size="16pt" fo:font-weight="bold" officeooo:rsid="00287bd8" style:font-size-asian="16pt" style:font-weight-asian="bold" style:font-size-complex="16pt" style:font-weight-complex="bold"/>
    </style:style>
    <style:style style:name="T200" style:family="text">
      <style:text-properties fo:color="#000000" style:font-name="Times New Roman1" fo:font-size="14pt" fo:font-weight="normal" officeooo:rsid="09bae0b8" style:font-size-asian="14pt" style:font-weight-asian="normal" style:font-size-complex="14pt" style:font-weight-complex="normal"/>
    </style:style>
    <style:style style:name="T201" style:family="text">
      <style:text-properties fo:color="#000000" style:font-name="Times New Roman1" fo:font-size="14pt" fo:font-weight="normal" officeooo:rsid="006cb9e8" style:font-size-asian="14pt" style:font-weight-asian="normal" style:font-size-complex="14pt" style:font-weight-complex="normal"/>
    </style:style>
    <style:style style:name="T202" style:family="text">
      <style:text-properties fo:color="#000000" style:font-name="Times New Roman1" fo:font-size="14pt" fo:font-weight="normal" officeooo:rsid="006d488f" style:font-size-asian="14pt" style:font-weight-asian="normal" style:font-size-complex="14pt" style:font-weight-complex="normal"/>
    </style:style>
    <style:style style:name="T203" style:family="text">
      <style:text-properties fo:color="#000000" style:font-name="Times New Roman1" fo:font-size="14pt" fo:font-weight="normal" officeooo:rsid="006ece5e" style:font-size-asian="14pt" style:font-weight-asian="normal" style:font-size-complex="14pt" style:font-weight-complex="normal"/>
    </style:style>
    <style:style style:name="T204" style:family="text">
      <style:text-properties fo:color="#000000" style:font-name="Times New Roman1" fo:font-size="14pt" style:font-size-asian="14pt" style:font-size-complex="14pt"/>
    </style:style>
    <style:style style:name="T205" style:family="text">
      <style:text-properties fo:color="#000000" style:font-name="Times New Roman1" fo:font-size="16pt" fo:font-weight="bold" officeooo:rsid="011622f0" style:font-size-asian="16pt" style:font-weight-asian="bold" style:font-size-complex="16pt" style:font-weight-complex="bold"/>
    </style:style>
    <style:style style:name="T206" style:family="text">
      <style:text-properties fo:color="#000000" style:font-name="Times New Roman1" fo:font-size="16pt" fo:font-weight="normal" officeooo:rsid="011622f0" style:font-size-asian="16pt" style:font-weight-asian="normal" style:font-size-complex="16pt" style:font-weight-complex="normal"/>
    </style:style>
    <style:style style:name="T207" style:family="text">
      <style:text-properties fo:color="#000000" style:font-name="Times New Roman1" fo:font-size="16pt" fo:font-weight="normal" officeooo:rsid="01169a6f" style:font-size-asian="16pt" style:font-weight-asian="normal" style:font-size-complex="16pt" style:font-weight-complex="normal"/>
    </style:style>
    <style:style style:name="T208" style:family="text">
      <style:text-properties fo:color="#000000" style:font-name="Times New Roman1" fo:font-size="16pt" fo:font-weight="normal" officeooo:rsid="01184d2c" style:font-size-asian="16pt" style:font-weight-asian="normal" style:font-size-complex="16pt" style:font-weight-complex="normal"/>
    </style:style>
    <style:style style:name="T209" style:family="text">
      <style:text-properties fo:color="#000000" style:font-name="Times New Roman1" fo:font-size="16pt" fo:font-weight="normal" officeooo:rsid="0119c6fd" style:font-size-asian="16pt" style:font-weight-asian="normal" style:font-size-complex="16pt" style:font-weight-complex="normal"/>
    </style:style>
    <style:style style:name="T210" style:family="text">
      <style:text-properties fo:color="#000000" style:font-name="Times New Roman1" fo:font-size="16pt" fo:font-weight="normal" officeooo:rsid="011a3654" style:font-size-asian="16pt" style:font-weight-asian="normal" style:font-size-complex="16pt" style:font-weight-complex="normal"/>
    </style:style>
    <style:style style:name="T211" style:family="text">
      <style:text-properties fo:color="#000000" style:font-name="Times New Roman1" fo:font-size="16pt" fo:font-weight="normal" officeooo:rsid="011baf49" style:font-size-asian="16pt" style:font-weight-asian="normal" style:font-size-complex="16pt" style:font-weight-complex="normal"/>
    </style:style>
    <style:style style:name="T212" style:family="text">
      <style:text-properties fo:color="#000000" style:font-name="Times New Roman1" fo:font-size="16pt" fo:font-weight="normal" officeooo:rsid="011bf5e9" style:font-size-asian="16pt" style:font-weight-asian="normal" style:font-size-complex="16pt" style:font-weight-complex="normal"/>
    </style:style>
    <style:style style:name="T213" style:family="text">
      <style:text-properties fo:color="#000000" style:font-name="Times New Roman1" fo:font-size="16pt" fo:font-weight="normal" officeooo:rsid="011c2234" style:font-size-asian="16pt" style:font-weight-asian="normal" style:font-size-complex="16pt" style:font-weight-complex="normal"/>
    </style:style>
    <style:style style:name="T214" style:family="text">
      <style:text-properties fo:color="#000000" style:font-name="Times New Roman1" fo:font-size="16pt" fo:font-weight="normal" officeooo:rsid="011c9780" style:font-size-asian="16pt" style:font-weight-asian="normal" style:font-size-complex="16pt" style:font-weight-complex="normal"/>
    </style:style>
    <style:style style:name="T215" style:family="text">
      <style:text-properties fo:color="#000000" style:font-name="Times New Roman1" fo:font-size="16pt" fo:font-weight="normal" officeooo:rsid="011ca2ac" style:font-size-asian="16pt" style:font-weight-asian="normal" style:font-size-complex="16pt" style:font-weight-complex="normal"/>
    </style:style>
    <style:style style:name="T216" style:family="text">
      <style:text-properties fo:color="#000000" style:font-name="Times New Roman1" fo:font-size="16pt" fo:font-weight="normal" officeooo:rsid="011de7a7" style:font-size-asian="16pt" style:font-weight-asian="normal" style:font-size-complex="16pt" style:font-weight-complex="normal"/>
    </style:style>
    <style:style style:name="T217" style:family="text">
      <style:text-properties fo:color="#000000" style:font-name="Times New Roman1" fo:font-size="16pt" fo:font-weight="normal" officeooo:rsid="011f0534" style:font-size-asian="16pt" style:font-weight-asian="normal" style:font-size-complex="16pt" style:font-weight-complex="normal"/>
    </style:style>
    <style:style style:name="T218" style:family="text">
      <style:text-properties fo:color="#000000" style:font-name="Times New Roman1" fo:font-size="16pt" fo:font-weight="normal" officeooo:rsid="011fec38" style:font-size-asian="16pt" style:font-weight-asian="normal" style:font-size-complex="16pt" style:font-weight-complex="normal"/>
    </style:style>
    <style:style style:name="T219" style:family="text">
      <style:text-properties fo:color="#000000" style:font-name="Times New Roman1" fo:font-size="16pt" fo:font-weight="normal" officeooo:rsid="0121caf5" style:font-size-asian="16pt" style:font-weight-asian="normal" style:font-size-complex="16pt" style:font-weight-complex="normal"/>
    </style:style>
    <style:style style:name="T220" style:family="text">
      <style:text-properties fo:color="#000000" style:font-name="Times New Roman1" fo:font-size="16pt" fo:font-weight="normal" officeooo:rsid="01234b1e" style:font-size-asian="16pt" style:font-weight-asian="normal" style:font-size-complex="16pt" style:font-weight-complex="normal"/>
    </style:style>
    <style:style style:name="T221" style:family="text">
      <style:text-properties fo:color="#000000" style:font-name="Times New Roman1" fo:font-size="16pt" fo:font-weight="normal" officeooo:rsid="01253a99" style:font-size-asian="16pt" style:font-weight-asian="normal" style:font-size-complex="16pt" style:font-weight-complex="normal"/>
    </style:style>
    <style:style style:name="T222" style:family="text">
      <style:text-properties fo:color="#000000" style:font-name="Times New Roman1" fo:font-size="16pt" fo:font-weight="normal" officeooo:rsid="0125f18e" style:font-size-asian="16pt" style:font-weight-asian="normal" style:font-size-complex="16pt" style:font-weight-complex="normal"/>
    </style:style>
    <style:style style:name="T223" style:family="text">
      <style:text-properties fo:color="#000000" style:font-name="Times New Roman1" fo:font-size="16pt" fo:font-weight="normal" officeooo:rsid="01266835" style:font-size-asian="16pt" style:font-weight-asian="normal" style:font-size-complex="16pt" style:font-weight-complex="normal"/>
    </style:style>
    <style:style style:name="T224" style:family="text">
      <style:text-properties fo:color="#000000" style:font-name="Times New Roman1" fo:font-size="16pt" fo:font-weight="normal" officeooo:rsid="0127bb24" style:font-size-asian="16pt" style:font-weight-asian="normal" style:font-size-complex="16pt" style:font-weight-complex="normal"/>
    </style:style>
    <style:style style:name="T225" style:family="text">
      <style:text-properties fo:color="#000000" style:font-name="Times New Roman1" fo:font-size="16pt" fo:font-weight="normal" officeooo:rsid="0127de8f" style:font-size-asian="16pt" style:font-weight-asian="normal" style:font-size-complex="16pt" style:font-weight-complex="normal"/>
    </style:style>
    <style:style style:name="T226" style:family="text">
      <style:text-properties fo:color="#000000" style:font-name="Times New Roman1" fo:font-size="16pt" fo:font-weight="normal" officeooo:rsid="01285084" style:font-size-asian="16pt" style:font-weight-asian="normal" style:font-size-complex="16pt" style:font-weight-complex="normal"/>
    </style:style>
    <style:style style:name="T227" style:family="text">
      <style:text-properties fo:color="#000000" style:font-name="Times New Roman1" fo:font-size="16pt" fo:font-weight="normal" officeooo:rsid="012981b5" style:font-size-asian="16pt" style:font-weight-asian="normal" style:font-size-complex="16pt" style:font-weight-complex="normal"/>
    </style:style>
    <style:style style:name="T228" style:family="text">
      <style:text-properties fo:color="#000000" style:font-name="Times New Roman1" fo:font-size="16pt" fo:font-weight="normal" officeooo:rsid="012b6a05" style:font-size-asian="16pt" style:font-weight-asian="normal" style:font-size-complex="16pt" style:font-weight-complex="normal"/>
    </style:style>
    <style:style style:name="T229" style:family="text">
      <style:text-properties fo:color="#000000" style:font-name="Times New Roman1" fo:font-size="16pt" fo:font-weight="normal" officeooo:rsid="012cd3db" style:font-size-asian="16pt" style:font-weight-asian="normal" style:font-size-complex="16pt" style:font-weight-complex="normal"/>
    </style:style>
    <style:style style:name="T230" style:family="text">
      <style:text-properties fo:color="#000000" style:font-name="Times New Roman1" fo:font-size="16pt" fo:font-weight="normal" officeooo:rsid="012cfa2b" style:font-size-asian="16pt" style:font-weight-asian="normal" style:font-size-complex="16pt" style:font-weight-complex="normal"/>
    </style:style>
    <style:style style:name="T231" style:family="text">
      <style:text-properties fo:color="#000000" style:font-name="Times New Roman1" fo:font-size="16pt" fo:font-weight="normal" officeooo:rsid="012eb570" style:font-size-asian="16pt" style:font-weight-asian="normal" style:font-size-complex="16pt" style:font-weight-complex="normal"/>
    </style:style>
    <style:style style:name="T232" style:family="text">
      <style:text-properties fo:color="#000000" style:font-name="Times New Roman1" fo:font-size="16pt" fo:font-weight="normal" officeooo:rsid="012f3402" style:font-size-asian="16pt" style:font-weight-asian="normal" style:font-size-complex="16pt" style:font-weight-complex="normal"/>
    </style:style>
    <style:style style:name="T233" style:family="text">
      <style:text-properties fo:color="#000000" style:font-name="Times New Roman1" fo:font-size="16pt" fo:font-weight="normal" officeooo:rsid="012fed70" style:font-size-asian="16pt" style:font-weight-asian="normal" style:font-size-complex="16pt" style:font-weight-complex="normal"/>
    </style:style>
    <style:style style:name="T234" style:family="text">
      <style:text-properties fo:color="#000000" style:font-name="Times New Roman1" fo:font-size="16pt" fo:font-weight="normal" officeooo:rsid="013083bd" style:font-size-asian="16pt" style:font-weight-asian="normal" style:font-size-complex="16pt" style:font-weight-complex="normal"/>
    </style:style>
    <style:style style:name="T235" style:family="text">
      <style:text-properties fo:color="#000000" style:font-name="Times New Roman1" fo:font-size="16pt" fo:font-weight="normal" officeooo:rsid="01315e9d" style:font-size-asian="16pt" style:font-weight-asian="normal" style:font-size-complex="16pt" style:font-weight-complex="normal"/>
    </style:style>
    <style:style style:name="T236" style:family="text">
      <style:text-properties fo:color="#000000" style:font-name="Times New Roman1" fo:font-size="16pt" fo:font-weight="normal" officeooo:rsid="01324529" style:font-size-asian="16pt" style:font-weight-asian="normal" style:font-size-complex="16pt" style:font-weight-complex="normal"/>
    </style:style>
    <style:style style:name="T237" style:family="text">
      <style:text-properties fo:color="#000000" style:font-name="Times New Roman1" fo:font-size="16pt" fo:font-weight="normal" officeooo:rsid="01352c7f" style:font-size-asian="16pt" style:font-weight-asian="normal" style:font-size-complex="16pt" style:font-weight-complex="normal"/>
    </style:style>
    <style:style style:name="T238" style:family="text">
      <style:text-properties fo:color="#000000" style:font-name="Times New Roman1" fo:font-size="16pt" fo:font-weight="normal" officeooo:rsid="01355e15" style:font-size-asian="16pt" style:font-weight-asian="normal" style:font-size-complex="16pt" style:font-weight-complex="normal"/>
    </style:style>
    <style:style style:name="T239" style:family="text">
      <style:text-properties fo:color="#000000" style:font-name="Times New Roman1" fo:font-size="16pt" fo:font-weight="normal" officeooo:rsid="013611de" style:font-size-asian="16pt" style:font-weight-asian="normal" style:font-size-complex="16pt" style:font-weight-complex="normal"/>
    </style:style>
    <style:style style:name="T240" style:family="text">
      <style:text-properties fo:color="#000000" style:font-name="Times New Roman1" fo:font-size="16pt" fo:font-weight="normal" officeooo:rsid="01377ff7" style:font-size-asian="16pt" style:font-weight-asian="normal" style:font-size-complex="16pt" style:font-weight-complex="normal"/>
    </style:style>
    <style:style style:name="T241" style:family="text">
      <style:text-properties fo:color="#000000" style:font-name="Times New Roman1" fo:font-size="16pt" fo:font-weight="normal" officeooo:rsid="01380eb9" style:font-size-asian="16pt" style:font-weight-asian="normal" style:font-size-complex="16pt" style:font-weight-complex="normal"/>
    </style:style>
    <style:style style:name="T242" style:family="text">
      <style:text-properties fo:color="#000000" style:font-name="Times New Roman1" fo:font-size="16pt" fo:font-weight="normal" officeooo:rsid="0138db2f" style:font-size-asian="16pt" style:font-weight-asian="normal" style:font-size-complex="16pt" style:font-weight-complex="normal"/>
    </style:style>
    <style:style style:name="T243" style:family="text">
      <style:text-properties fo:color="#000000" style:font-name="Times New Roman1" fo:font-size="16pt" fo:font-weight="normal" officeooo:rsid="013a7fbd" style:font-size-asian="16pt" style:font-weight-asian="normal" style:font-size-complex="16pt" style:font-weight-complex="normal"/>
    </style:style>
    <style:style style:name="T244" style:family="text">
      <style:text-properties fo:color="#000000" style:font-name="Times New Roman1" fo:font-size="16pt" fo:font-weight="normal" officeooo:rsid="013b3b7a" style:font-size-asian="16pt" style:font-weight-asian="normal" style:font-size-complex="16pt" style:font-weight-complex="normal"/>
    </style:style>
    <style:style style:name="T245" style:family="text">
      <style:text-properties fo:color="#000000" style:font-name="Times New Roman1" fo:font-size="16pt" fo:font-weight="normal" officeooo:rsid="013c640a" style:font-size-asian="16pt" style:font-weight-asian="normal" style:font-size-complex="16pt" style:font-weight-complex="normal"/>
    </style:style>
    <style:style style:name="T246" style:family="text">
      <style:text-properties fo:color="#000000" style:font-name="Times New Roman1" fo:font-size="16pt" fo:font-weight="normal" officeooo:rsid="013e52c4" style:font-size-asian="16pt" style:font-weight-asian="normal" style:font-size-complex="16pt" style:font-weight-complex="normal"/>
    </style:style>
    <style:style style:name="T247" style:family="text">
      <style:text-properties fo:color="#000000" style:font-name="Times New Roman1" fo:font-size="16pt" fo:font-weight="normal" officeooo:rsid="01403756" style:font-size-asian="16pt" style:font-weight-asian="normal" style:font-size-complex="16pt" style:font-weight-complex="normal"/>
    </style:style>
    <style:style style:name="T248" style:family="text">
      <style:text-properties fo:color="#000000" style:font-name="Times New Roman1" fo:font-size="16pt" fo:font-weight="normal" officeooo:rsid="0142566c" style:font-size-asian="16pt" style:font-weight-asian="normal" style:font-size-complex="16pt" style:font-weight-complex="normal"/>
    </style:style>
    <style:style style:name="T249" style:family="text">
      <style:text-properties fo:color="#000000" style:font-name="Times New Roman1" fo:font-size="16pt" fo:font-weight="normal" officeooo:rsid="014287f2" style:font-size-asian="16pt" style:font-weight-asian="normal" style:font-size-complex="16pt" style:font-weight-complex="normal"/>
    </style:style>
    <style:style style:name="T250" style:family="text">
      <style:text-properties fo:color="#000000" style:font-name="Times New Roman1" fo:font-size="16pt" fo:font-weight="normal" officeooo:rsid="0144587b" style:font-size-asian="16pt" style:font-weight-asian="normal" style:font-size-complex="16pt" style:font-weight-complex="normal"/>
    </style:style>
    <style:style style:name="T251" style:family="text">
      <style:text-properties fo:color="#000000" style:font-name="Times New Roman1" fo:font-size="16pt" fo:font-weight="normal" officeooo:rsid="01470807" style:font-size-asian="16pt" style:font-weight-asian="normal" style:font-size-complex="16pt" style:font-weight-complex="normal"/>
    </style:style>
    <style:style style:name="T252" style:family="text">
      <style:text-properties fo:color="#000000" style:font-name="Times New Roman1" fo:font-size="16pt" fo:font-weight="normal" officeooo:rsid="01472b70" style:font-size-asian="16pt" style:font-weight-asian="normal" style:font-size-complex="16pt" style:font-weight-complex="normal"/>
    </style:style>
    <style:style style:name="T253" style:family="text">
      <style:text-properties fo:color="#000000" style:font-name="Times New Roman1" fo:font-size="16pt" fo:font-weight="normal" officeooo:rsid="01484ee1" style:font-size-asian="16pt" style:font-weight-asian="normal" style:font-size-complex="16pt" style:font-weight-complex="normal"/>
    </style:style>
    <style:style style:name="T254" style:family="text">
      <style:text-properties fo:color="#000000" fo:font-weight="normal" officeooo:rsid="09f7ff38" style:font-weight-asian="normal" style:font-weight-complex="normal"/>
    </style:style>
    <style:style style:name="T255" style:family="text">
      <style:text-properties fo:color="#000000" fo:font-weight="normal" officeooo:rsid="0b6ed459" style:font-weight-asian="normal" style:font-weight-complex="normal"/>
    </style:style>
    <style:style style:name="T256" style:family="text">
      <style:text-properties fo:color="#000000" fo:font-weight="normal" officeooo:rsid="09f991d5" style:font-weight-asian="normal" style:font-weight-complex="normal"/>
    </style:style>
    <style:style style:name="T257" style:family="text">
      <style:text-properties fo:color="#000000" fo:font-weight="normal" officeooo:rsid="00a1d33c"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tab/>Merci monsieur le président pour la parole accordée.</text:p>
      <text:p text:style-name="P4"><text:tab/>Monsieur le président, honorables membres du jury, distingués invités bonjour et bienvenu à la présentation des résultats de nos travaux sur le thème « ». Lesdits <text:span text:style-name="T1">travaux </text:span>ont été supervisés par le Pr Souleymane Koussoube . <text:span text:style-name="T1">Mr Feze Séraphin a été notre maître de stage.</text:span></text:p>
      <text:p text:style-name="P6">PLAN</text:p>
      <text:p text:style-name="P3"><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text:span><text:span text:style-name="Strong_20_Emphasis"><text:span text:style-name="T7">nous présent</text:span></text:span><text:span text:style-name="Strong_20_Emphasis"><text:span text:style-name="T9">er</text:span></text:span><text:span text:style-name="Strong_20_Emphasis"><text:span text:style-name="T7">ons notre solution dans son entièreté </text:span></text:span><text:span text:style-name="Strong_20_Emphasis"><text:span text:style-name="T10">ainsi que</text:span></text:span><text:span text:style-name="Strong_20_Emphasis"><text:span text:style-name="T7"> </text:span></text:span><text:span text:style-name="Strong_20_Emphasis"><text:span text:style-name="T8">les él</text:span></text:span><text:span text:style-name="Strong_20_Emphasis"><text:span text:style-name="T7">é</text:span></text:span><text:span text:style-name="Strong_20_Emphasis"><text:span text:style-name="T8">ments </text:span></text:span><text:span text:style-name="Strong_20_Emphasis"><text:span text:style-name="T7">nécessaires à</text:span></text:span><text:span text:style-name="Strong_20_Emphasis"><text:span text:style-name="T8"> son déploiement. </text:span></text:span><text:span text:style-name="Strong_20_Emphasis"><text:span text:style-name="T7">N</text:span></text:span><text:span text:style-name="Strong_20_Emphasis"><text:span text:style-name="T8">ous ter</text:span></text:span><text:span text:style-name="Strong_20_Emphasis"><text:span text:style-name="T7">minerons par des commentaires sur la conduite du projet.</text:span></text:span></text:p>
      <text:p text:style-name="P3"><text:span text:style-name="Strong_20_Emphasis"><text:span text:style-name="T7"/></text:span></text:p>
      <text:p text:style-name="P6">MISSIONS ET ACTIVITÉS</text:p>
      <text:p text:style-name="P5"><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816749468393767836" text:style-name="L1">
        <text:list-item>
          <text:p text:style-name="P58"><text:span text:style-name="Strong_20_Emphasis"><text:span text:style-name="T19">Intégration de solutions informatiques et édition de logiciels</text:span></text:span></text:p>
        </text:list-item>
        <text:list-item>
          <text:p text:style-name="P59"><text:span text:style-name="Strong_20_Emphasis"><text:span text:style-name="T19">Encadrement de la recherche et des tâches de développement </text:span></text:span></text:p>
        </text:list-item>
        <text:list-item>
          <text:p text:style-name="P59"><text:span text:style-name="Strong_20_Emphasis"><text:span text:style-name="T19">Participation aux tests de nouveauté</text:span></text:span></text:p>
        </text:list-item>
      </text:list>
      <text:p text:style-name="P54"><text:span text:style-name="Strong_20_Emphasis"><text:span text:style-name="T198">ORGANIGRAMME</text:span></text:span></text:p>
      <text:p text:style-name="P7"><text:span text:style-name="Strong_20_Emphasis"><text:span text:style-name="T39"><text:tab/>L’organigramme de Métrika est la suivante </text:span></text:span><text:span text:style-name="Strong_20_Emphasis"><text:span text:style-name="T40">: Hiérarchiquement il y a une direction générale, une direction administrative et financière, 3 départements.</text:span></text:span><text:span text:style-name="Strong_20_Emphasis"><text:span text:style-name="T39"> C’est au sein du département de la recherche et du développement que nous avons effectué notre stage.</text:span></text:span></text:p>
      <text:p text:style-name="P55"><text:span text:style-name="Strong_20_Emphasis"><text:span text:style-name="T199">CONTEXTE</text:span></text:span></text:p>
      <text:p text:style-name="P51"><text:span text:style-name="Strong_20_Emphasis"><text:span text:style-name="T41"><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ces booms enregistrés dans le secteur de la technologie, de l’information et de la </text:span></text:span><text:soft-page-break/><text:span text:style-name="Strong_20_Emphasis"><text:span text:style-name="T41">communication, notre entreprise qui est un éditeur de logiciels </text:span></text:span><text:span text:style-name="Strong_20_Emphasis"><text:span text:style-name="T175">et </text:span></text:span><text:span text:style-name="Strong_20_Emphasis"><text:span text:style-name="T41">un intégrateur de solutions informatiques, a identifié une opportunité commerciale : celle de développer une solution permettant aux éditeurs de contenu</text:span></text:span><text:span text:style-name="Strong_20_Emphasis"><text:span text:style-name="T93">s</text:span></text:span><text:span text:style-name="Strong_20_Emphasis"><text:span text:style-name="T41"> de distribuer leurs produits rapidement et à moindre coût.</text:span></text:span></text:p>
      <text:p text:style-name="P8"><text:span text:style-name="Strong_20_Emphasis"><text:span text:style-name="T42"><text:tab/></text:span></text:span><text:span text:style-name="Strong_20_Emphasis"><text:span text:style-name="T176">En effet, l</text:span></text:span><text:span text:style-name="Strong_20_Emphasis"><text:span text:style-name="T42">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43">par les moyens physiques classiques. </text:span></text:span><text:span text:style-name="Strong_20_Emphasis"><text:span text:style-name="T177">En outre,</text:span></text:span><text:span text:style-name="Strong_20_Emphasis"><text:span text:style-name="T43"> la stratégie de distribution de contenu par multiplication de boutiques physiques n’est pas toujours rentable comme l’atteste les difficultés rencontrées récemment par l’américain Blockbuster. </text:span></text:span></text:p>
      <text:p text:style-name="P8"><text:span text:style-name="Strong_20_Emphasis"><text:span text:style-name="T43"/></text:span></text:p>
      <text:p text:style-name="P8"><text:span text:style-name="Strong_20_Emphasis"><text:span text:style-name="T43">Face à toutes ces difficultés apparentes, un ensemble de questions émergent :</text:span></text:span></text:p>
      <text:p text:style-name="P8"><text:span text:style-name="Strong_20_Emphasis"><text:span text:style-name="T43">➢ Comment fournir une solution qui permettent aux éditeurs de distribuer à moindre coût </text:span></text:span><text:span text:style-name="Strong_20_Emphasis"><text:span text:style-name="T182">les contenus </text:span></text:span><text:span text:style-name="Strong_20_Emphasis"><text:span text:style-name="T43">qu’ils éditent et toucher le plus grand nombre de </text:span></text:span><text:span text:style-name="Strong_20_Emphasis"><text:span text:style-name="T178">lecteurs</text:span></text:span><text:span text:style-name="Strong_20_Emphasis"><text:span text:style-name="T43"> et notamment cette grande masse de </text:span></text:span><text:span text:style-name="Strong_20_Emphasis"><text:span text:style-name="T179">le</text:span></text:span><text:span text:style-name="Strong_20_Emphasis"><text:span text:style-name="T180">c</text:span></text:span><text:span text:style-name="Strong_20_Emphasis"><text:span text:style-name="T179">teurs</text:span></text:span><text:span text:style-name="Strong_20_Emphasis"><text:span text:style-name="T43"> qui consomment désormais par voie numérique?</text:span></text:span></text:p>
      <text:p text:style-name="P8"><text:span text:style-name="Strong_20_Emphasis"><text:span text:style-name="T43">➢ Comment fournir une solution permettant aux usagers de rechercher et consulter rapidement les contenus qui les intéressent et de les acquérir aisément ?</text:span></text:span></text:p>
      <text:p text:style-name="P8"><text:span text:style-name="Strong_20_Emphasis"><text:span text:style-name="T43">➢ Comment fournir une solution qui permette aux éditeurs de diffuser largement leur contenu, gagner de l’argent tout en garantissant la protection des contenus?</text:span></text:span></text:p>
      <text:p text:style-name="P8"><text:span text:style-name="Strong_20_Emphasis"><text:span text:style-name="T43"/></text:span></text:p>
      <text:p text:style-name="P9"><text:span text:style-name="Strong_20_Emphasis"><text:span text:style-name="T44"><text:tab/>L’objectif de notre travail </text:span></text:span><text:span text:style-name="Strong_20_Emphasis"><text:span text:style-name="T94">est donc</text:span></text:span><text:span text:style-name="Strong_20_Emphasis"><text:span text:style-name="T44"> celui de mettre en œuvre une plateforme de collecte et distribution de documents </text:span></text:span><text:span text:style-name="Strong_20_Emphasis"><text:span text:style-name="T183">numérique</text:span></text:span><text:span text:style-name="Strong_20_Emphasis"><text:span text:style-name="T184">s</text:span></text:span><text:span text:style-name="Strong_20_Emphasis"><text:span text:style-name="T183"> </text:span></text:span><text:span text:style-name="Strong_20_Emphasis"><text:span text:style-name="T44">qui va : </text:span></text:span></text:p>
      <text:p text:style-name="P10"><text:span text:style-name="Strong_20_Emphasis"><text:span text:style-name="T45">Permettre aux éditeurs de publier et distribuer leurs contenus en ligne</text:span></text:span></text:p>
      <text:list xml:id="list1378069315975431711" text:style-name="L2">
        <text:list-item>
          <text:p text:style-name="P60"><text:span text:style-name="Strong_20_Emphasis"><text:span text:style-name="T45"><text:s/>Permettre aux utilisateurs de rechercher, consulter et acheter aisément les contenus qui les intéressent</text:span></text:span></text:p>
        </text:list-item>
        <text:list-item>
          <text:p text:style-name="P60"><text:span text:style-name="Strong_20_Emphasis"><text:span text:style-name="T45">Protéger les droits d’auteur et propriétés intellectuelles des éditeurs en restreignant ou en empêchant la copie privée des documents.</text:span></text:span></text:p>
        </text:list-item>
        <text:list-item>
          <text:p text:style-name="P60"><text:span text:style-name="Strong_20_Emphasis"><text:span text:style-name="T45">Offrir aux lecteurs un moyen d’acquisition de document par paiement électronique notamment le mobile money.</text:span></text:span></text:p>
        </text:list-item>
        <text:list-item>
          <text:p text:style-name="P60"><text:span text:style-name="Strong_20_Emphasis"><text:span text:style-name="T45">Fournir une offre qui exploite l’immense opportunité que représente le mobile, dans un contexte où le mobile tend à devenir la première interface d’accès à Internet selon les dernières études.</text:span></text:span></text:p>
        </text:list-item>
      </text:list>
      <text:p text:style-name="P33"><text:span text:style-name="Strong_20_Emphasis"><text:span text:style-name="T73"/></text:span></text:p>
      <text:p text:style-name="P33"><text:span text:style-name="Strong_20_Emphasis"><text:span text:style-name="T73"><text:tab/>Nous allons à présent passer à la deuxième partie de notre présentation qui va traiter des concepts </text:span></text:span><text:span text:style-name="Strong_20_Emphasis"><text:span text:style-name="T181">liés à la distribution des documents numériques.</text:span></text:span></text:p>
      <text:p text:style-name="P57"><text:span text:style-name="Strong_20_Emphasis"><text:span text:style-name="T21">CONCEPTS</text:span></text:span></text:p>
      <text:p text:style-name="P11"><text:span text:style-name="Strong_20_Emphasis"><text:span text:style-name="T20">HISTORIQUE</text:span></text:span></text:p>
      <text:p text:style-name="P12"><text:span text:style-name="Strong_20_Emphasis"><text:span text:style-name="T46"><text:tab/>Deux sources au document numérique peuvent être trouvées dans l'histoire. D'une part, la présentation du document numérique à l’écran évoque souvent chez certains chercheurs une association aux tablettes sumériennes en argile. La manière de faire défiler le texte est semblable à la lecture d’un manuscrit enroulé. D'autre part, </text:span></text:span><text:soft-page-break/><text:span text:style-name="Strong_20_Emphasis"><text:span text:style-name="T46">la partie invisible du document, c’est-à-dire le codage de l’information, renvoie au mot « numérique ». </text:span></text:span><text:span text:style-name="Strong_20_Emphasis"><text:span text:style-name="T47">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49">à savoir </text:span></text:span><text:span text:style-name="Strong_20_Emphasis"><text:span text:style-name="T47">: l’interactivité </text:span></text:span><text:span text:style-name="Strong_20_Emphasis"><text:span text:style-name="T50">et </text:span></text:span><text:span text:style-name="Strong_20_Emphasis"><text:span text:style-name="T47">l’insertion de nouveaux modes de communication dans les documents </text:span></text:span><text:span text:style-name="Strong_20_Emphasis"><text:span text:style-name="T48">tels que les </text:span></text:span><text:span text:style-name="Strong_20_Emphasis"><text:span text:style-name="T47">images </text:span></text:span><text:span text:style-name="Strong_20_Emphasis"><text:span text:style-name="T48">et les vidéos</text:span></text:span><text:span text:style-name="Strong_20_Emphasis"><text:span text:style-name="T47">. Actuellement, les documents en réseau se produisent avec un langage dynamique et sont reliés à une base de données dont le contenu peut varier.</text:span></text:span></text:p>
      <text:p text:style-name="P12"><text:span text:style-name="Strong_20_Emphasis"><text:span text:style-name="T47"><text:tab/></text:span></text:span></text:p>
      <text:p text:style-name="P13"><text:span text:style-name="Strong_20_Emphasis"><text:span text:style-name="T21">Document numérique</text:span></text:span></text:p>
      <text:p text:style-name="P14"><text:span text:style-name="Strong_20_Emphasis"><text:span text:style-name="T51"><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52">Il a plusieurs caractéristiques au rang desquelles son format. </text:span></text:span><text:span text:style-name="Strong_20_Emphasis"><text:span text:style-name="T53">Quelques exemples de formats pour document numériques sont PNG pour les images, MP3 pour le son.</text:span></text:span></text:p>
      <text:p text:style-name="P15"><text:span text:style-name="Strong_20_Emphasis"><text:span text:style-name="T22">Distribution numérique</text:span></text:span></text:p>
      <text:p text:style-name="P15"><text:span text:style-name="Strong_20_Emphasis"><text:span text:style-name="T53"><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268048130562795178" text:style-name="L3">
        <text:list-item>
          <text:p text:style-name="P61"><text:span text:style-name="Strong_20_Emphasis"><text:span text:style-name="T53">la vente directe : les produits distribués numériquement requièrent moins d'intermédiaires, et par conséquent les éditeurs obtiennent plus de bénéfices</text:span></text:span></text:p>
        </text:list-item>
        <text:list-item>
          <text:p text:style-name="P62"><text:span text:style-name="Strong_20_Emphasis"><text:span text:style-name="T53">disponibilité globale : </text:span></text:span><text:span text:style-name="Strong_20_Emphasis"><text:span text:style-name="T54">N’importe qui dans le monde avec une connexion à Internet peut obtenir facilement une copie numérique</text:span></text:span></text:p>
        </text:list-item>
        <text:list-item>
          <text:p text:style-name="P62"><text:span text:style-name="Strong_20_Emphasis"><text:span text:style-name="T53">production facile : </text:span></text:span><text:span text:style-name="Strong_20_Emphasis"><text:span text:style-name="T186">O</text:span></text:span><text:span text:style-name="Strong_20_Emphasis"><text:span text:style-name="T54">n peut rapidement </text:span></text:span><text:span text:style-name="Strong_20_Emphasis"><text:span text:style-name="T185">multiplier </text:span></text:span><text:span text:style-name="Strong_20_Emphasis"><text:span text:style-name="T186">la copie originale</text:span></text:span><text:span text:style-name="Strong_20_Emphasis"><text:span text:style-name="T54"> pour satisfaire la demande.</text:span></text:span></text:p>
        </text:list-item>
      </text:list>
      <text:p text:style-name="P16"><text:span text:style-name="Strong_20_Emphasis"><text:span text:style-name="T23">Indexation</text:span></text:span></text:p>
      <text:p text:style-name="P52"><text:span text:style-name="Strong_20_Emphasis"><text:span text:style-name="T55"><text:tab/>Elle est </text:span></text:span><text:span text:style-name="Strong_20_Emphasis"><text:span text:style-name="T194">le processus selon lequel le contenu d'un document est analysé pour être ensuite reformulé afin d'accéder au contenu, de le manipuler ou de faciliter la recherche rapide. </text:span></text:span></text:p>
      <text:p text:style-name="P17"><text:span text:style-name="Strong_20_Emphasis"><text:span text:style-name="T55"><text:tab/></text:span></text:span><text:span text:style-name="Strong_20_Emphasis"><text:span text:style-name="T56">On distingue deux types d'indexation : </text:span></text:span><text:span text:style-name="Strong_20_Emphasis"><text:span text:style-name="T57">La première l’i</text:span></text:span><text:span text:style-name="Strong_20_Emphasis"><text:span text:style-name="T56">ndexation manuelle </text:span></text:span><text:span text:style-name="Strong_20_Emphasis"><text:span text:style-name="T57">qui se scinde en 3 sous-types indexation alphabétique, systématique et l’indexation matière. Le second type </text:span></text:span><text:span text:style-name="Strong_20_Emphasis"><text:span text:style-name="T56">e</text:span></text:span><text:span text:style-name="Strong_20_Emphasis"><text:span text:style-name="T57">s</text:span></text:span><text:span text:style-name="Strong_20_Emphasis"><text:span text:style-name="T56">t </text:span></text:span><text:span text:style-name="Strong_20_Emphasis"><text:span text:style-name="T57">l’</text:span></text:span><text:span text:style-name="Strong_20_Emphasis"><text:span text:style-name="T56">indexation automatique </text:span></text:span><text:span text:style-name="Strong_20_Emphasis"><text:span text:style-name="T72">qui</text:span></text:span><text:span text:style-name="Strong_20_Emphasis"><text:span text:style-name="T58"> <text:s/>utilise des méthodes logicielles pour organiser un ensemble de documents.</text:span></text:span></text:p>
      <text:p text:style-name="P18"><text:span text:style-name="Strong_20_Emphasis"><text:span text:style-name="T24">Recherche</text:span></text:span></text:p>
      <text:p text:style-name="P53"><text:span text:style-name="Strong_20_Emphasis"><text:span text:style-name="T59"><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text:span></text:span><text:span text:style-name="Strong_20_Emphasis"><text:span text:style-name="T195">Dans le cas d’un moteur de recherche, elle est l'action de regarder des mots dans un index pour trouver des références à des documents lorsqu'ils apparaissent.</text:span></text:span><text:span text:style-name="Strong_20_Emphasis"><text:span text:style-name="T59"> La recherche peut être classifiée comme suit : </text:span></text:span><text:span text:style-name="Strong_20_Emphasis"><text:span text:style-name="T61">les </text:span></text:span><text:span text:style-name="Strong_20_Emphasis"><text:span text:style-name="T60">recherche</text:span></text:span><text:span text:style-name="Strong_20_Emphasis"><text:span text:style-name="T61">s</text:span></text:span><text:span text:style-name="Strong_20_Emphasis"><text:span text:style-name="T60"> non-informée, <text:s/>informée, </text:span></text:span><text:span text:style-name="Strong_20_Emphasis"><text:span text:style-name="T61">contradictoire et par interpolation.</text:span></text:span></text:p>
      <text:p text:style-name="P19"><text:span text:style-name="Strong_20_Emphasis"><text:span text:style-name="T25">Gestion des droits numériques</text:span></text:span></text:p>
      <text:p text:style-name="P20"><text:soft-page-break/><text:span text:style-name="Strong_20_Emphasis"><text:span text:style-name="T62"><text:tab/></text:span></text:span><text:span text:style-name="Strong_20_Emphasis"><text:span text:style-name="T63">Elle a pour objectif de contrôler l'utilisation qui est faite des œuvres numériques grâce à un système d‘accès conditionnel. Son principe est d’éviter que la diffusion d'une œuvre numérique échappe au contrôle de son auteur ou de ses ayants droit (producteur, éditeur, distributeur, etc.)</text:span></text:span></text:p>
      <text:p text:style-name="P21"><text:span text:style-name="Strong_20_Emphasis"><text:span text:style-name="T26">Paiement </text:span></text:span><text:span text:style-name="Strong_20_Emphasis"><text:span text:style-name="T38">électronique</text:span></text:span></text:p>
      <text:p text:style-name="P47"><text:span text:style-name="Strong_20_Emphasis"><text:span text:style-name="T64"><text:tab/></text:span></text:span><text:span text:style-name="Strong_20_Emphasis"><text:span text:style-name="T168">Le paiement électronique est une méthode de paiement qui ne nécessite pas</text:span></text:span></text:p>
      <text:p text:style-name="P47"><text:span text:style-name="Strong_20_Emphasis"><text:span text:style-name="T168">l’usage d’argent liquide. Cette solution est pratique pour accéder à des services sans</text:span></text:span></text:p>
      <text:p text:style-name="P47"><text:span text:style-name="Strong_20_Emphasis"><text:span text:style-name="T168">avoir à se déplacer. Son principal avantage demeure dans la rapidité. Les différents</text:span></text:span></text:p>
      <text:p text:style-name="P47"><text:span text:style-name="Strong_20_Emphasis"><text:span text:style-name="T168">modes de paiement électronique </text:span></text:span><text:span text:style-name="Strong_20_Emphasis"><text:span text:style-name="T169">sont ...</text:span></text:span></text:p>
      <text:p text:style-name="P22"><text:span text:style-name="Strong_20_Emphasis"><text:span text:style-name="T65"><text:tab/></text:span></text:span><text:span text:style-name="Strong_20_Emphasis"><text:span text:style-name="T96">L</text:span></text:span><text:span text:style-name="Strong_20_Emphasis"><text:span text:style-name="T66">es concepts clés de notre thème </text:span></text:span><text:span text:style-name="Strong_20_Emphasis"><text:span text:style-name="T96">ayant été présentés</text:span></text:span><text:span text:style-name="Strong_20_Emphasis"><text:span text:style-name="T66">, nous allons poursuivre avec l’audit de l’existant.</text:span></text:span></text:p>
      <text:p text:style-name="P23"><text:span text:style-name="Strong_20_Emphasis"><text:span text:style-name="T67">SOGAPRESSE(société gabonnaise de presse) dispose d’un kiosque numérique permettant de consulter et d’acquérir des documents par Airtel Money. </text:span></text:span><text:span text:style-name="Strong_20_Emphasis"><text:span text:style-name="T68">La recherche sur ce site n’est pas <text:s/>performante et il n’offre pas la possibilité aux lecteurs de consulter les documents acquis hors ligne.</text:span></text:span></text:p>
      <text:p text:style-name="P23"><text:span text:style-name="Strong_20_Emphasis"><text:span text:style-name="T68"><text:tab/>Hors du Gabon, ekiosque permet aux lecteurs d’acheter les quotidiens et magazines camerounais par MTN et Orange Money. </text:span></text:span><text:span text:style-name="Strong_20_Emphasis"><text:span text:style-name="T169">La recherche n’est pas assez performante sur ce site.</text:span></text:span></text:p>
      <text:p text:style-name="P50"><text:span text:style-name="Strong_20_Emphasis"><text:span text:style-name="T170"><text:tab/>Les sites de vente des magazines et de journaux tels que Calameo, Publitas et Joomag qui n’offrent que des moyens de paiement par carte bancaire.</text:span></text:span></text:p>
      <text:p text:style-name="P24"><text:span text:style-name="Strong_20_Emphasis"><text:span text:style-name="T70"><text:tab/>Les sites web d’informations des grands médias traditionnels comme Jeune Afrique, Le monde, qui ont comme point faible de ne proposer que leurs offres de contenu.</text:span></text:span></text:p>
      <text:p text:style-name="P48"><text:span text:style-name="Strong_20_Emphasis"><text:span text:style-name="T70"><text:tab/></text:span></text:span><text:span text:style-name="Strong_20_Emphasis"><text:span text:style-name="T69">A côté de ceux déjà mentionnés, il existe des plateformes généralistes de e-commerce comme RebBox, Amazon, Spotify, Netflix </text:span></text:span><text:span text:style-name="Strong_20_Emphasis"><text:span text:style-name="T70">qui</text:span></text:span><text:span text:style-name="Strong_20_Emphasis"><text:span text:style-name="T69"> ont l’inconvénient de ne pas intégrer les paiements locaux et fonctionne dans une logique de One-Stop-Shop.</text:span></text:span></text:p>
      <text:p text:style-name="P24"><text:span text:style-name="Strong_20_Emphasis"><text:span text:style-name="T70"><text:tab/>Et enfin les sites web de téléchargement comme Windows Store, Apple Store, Goople Play, Softonic qui ne traitent que des logiciels.</text:span></text:span></text:p>
      <text:p text:style-name="P24"><text:span text:style-name="Strong_20_Emphasis"><text:span text:style-name="T70"/></text:span></text:p>
      <text:p text:style-name="P24"><text:span text:style-name="Strong_20_Emphasis"><text:span text:style-name="T70"><text:tab/>Les limites des solutions existantes étant établies, nous pouvons d’ores et déjà poser les jalons de notre solution de distribution qui </text:span></text:span><text:span text:style-name="Strong_20_Emphasis"><text:span text:style-name="T71">sera sous forme d’applications web et mobile et ce, dans la paradigme objet. Plus précisément,</text:span></text:span><text:span text:style-name="Strong_20_Emphasis"><text:span text:style-name="T171"> les fonctionnalités attendues</text:span></text:span><text:span text:style-name="Strong_20_Emphasis"><text:span text:style-name="T71"> notre solution </text:span></text:span><text:span text:style-name="Strong_20_Emphasis"><text:span text:style-name="T171">sont ... </text:span></text:span></text:p>
      <text:p text:style-name="P49"><text:span text:style-name="Strong_20_Emphasis"><text:span text:style-name="T172"/></text:span></text:p>
      <text:p text:style-name="P34"><text:span text:style-name="Strong_20_Emphasis"><text:span text:style-name="T33">RÉALISATION DU SYSTÈME</text:span></text:span></text:p>
      <text:list xml:id="list2500572524034708990" text:style-name="L4">
        <text:list-item>
          <text:p text:style-name="P63"><text:span text:style-name="Strong_20_Emphasis"><text:span text:style-name="T34">Méthodologie de développement</text:span></text:span></text:p>
        </text:list-item>
      </text:list>
      <text:p text:style-name="P34"><text:span text:style-name="Strong_20_Emphasis"><text:span text:style-name="T74">A présent, nous </text:span></text:span><text:span text:style-name="Strong_20_Emphasis"><text:span text:style-name="T75">commençons</text:span></text:span><text:span text:style-name="Strong_20_Emphasis"><text:span text:style-name="T74"> la troisième partie de notre présentation </text:span></text:span><text:span text:style-name="Strong_20_Emphasis"><text:span text:style-name="T75">par la méthodologie de développement. Une méthode de développement est définie par la donnée d’un processus et d’un langage. </text:span></text:span><text:span text:style-name="Strong_20_Emphasis"><text:span text:style-name="T173">A cet effet, </text:span></text:span><text:span text:style-name="Strong_20_Emphasis"><text:span text:style-name="T174">n</text:span></text:span><text:span text:style-name="Strong_20_Emphasis"><text:span text:style-name="T75">ous avons opté pour </text:span></text:span><text:span text:style-name="Strong_20_Emphasis"><text:span text:style-name="T97">l</text:span></text:span><text:span text:style-name="Strong_20_Emphasis"><text:span text:style-name="T76">e processus 2TUP </text:span></text:span><text:span text:style-name="Strong_20_Emphasis"><text:span text:style-name="T98">qui est </text:span></text:span><text:span text:style-name="Strong_20_Emphasis"><text:span text:style-name="T99">un </text:span></text:span><text:span text:style-name="Strong_20_Emphasis"><text:span text:style-name="T98">processus <text:s/>de <text:s/>développement <text:tab/>basé <text:s/>sur <text:s/>le <text:s/>processus <text:s/>UP.</text:span></text:span><text:span text:style-name="Strong_20_Emphasis"><text:span text:style-name="T76"> <text:s/></text:span></text:span><text:span text:style-name="Strong_20_Emphasis"><text:span text:style-name="T98">Il <text:s/>apporte une réponse aux contraintes d’évolution continuelle des systèmes d’information en décomposant l’analyse du système suivant un axe fonctionnel et suivant un axe technique. </text:span></text:span><text:span text:style-name="Strong_20_Emphasis"><text:span text:style-name="T99">Le</text:span></text:span><text:span text:style-name="Strong_20_Emphasis"><text:span text:style-name="T76"> langage </text:span></text:span><text:span text:style-name="Strong_20_Emphasis"><text:span text:style-name="T99">utilisé est naturellement </text:span></text:span><text:span text:style-name="Strong_20_Emphasis"><text:span text:style-name="T76">UML </text:span></text:span><text:span text:style-name="Strong_20_Emphasis"><text:span text:style-name="T99">car </text:span></text:span><text:span text:style-name="Strong_20_Emphasis"><text:span text:style-name="T100">le processus </text:span></text:span><text:span text:style-name="Strong_20_Emphasis"><text:span text:style-name="T99">UP duquel découle 2TUP est construit sur UML.</text:span></text:span></text:p>
      <text:p text:style-name="P34"><text:span text:style-name="Strong_20_Emphasis"><text:span text:style-name="T101"/></text:span></text:p>
      <text:list xml:id="list200501333915469" text:continue-numbering="true" text:style-name="L4">
        <text:list-item>
          <text:p text:style-name="P63"><text:soft-page-break/><text:span text:style-name="Strong_20_Emphasis"><text:span text:style-name="T34">Activités de développement</text:span></text:span></text:p>
        </text:list-item>
      </text:list>
      <text:list xml:id="list3997831666816115127" text:style-name="L5">
        <text:list-item>
          <text:p text:style-name="P64"><text:span text:style-name="Strong_20_Emphasis"><text:span text:style-name="T35">Étude globale du système</text:span></text:span></text:p>
        </text:list-item>
      </text:list>
      <text:list xml:id="list518476028990260785" text:style-name="L6">
        <text:list-item>
          <text:p text:style-name="P65"><text:span text:style-name="Strong_20_Emphasis"><text:span text:style-name="T35">Étude préalable</text:span></text:span></text:p>
        </text:list-item>
      </text:list>
      <text:p text:style-name="P38"><text:span text:style-name="Strong_20_Emphasis"><text:span text:style-name="T102"><text:tab/>Conformément au processus 2TUP, nous </text:span></text:span><text:span text:style-name="Strong_20_Emphasis"><text:span text:style-name="T104">avons c</text:span></text:span><text:span text:style-name="Strong_20_Emphasis"><text:span text:style-name="T102">ommen</text:span></text:span><text:span text:style-name="Strong_20_Emphasis"><text:span text:style-name="T104">cé</text:span></text:span><text:span text:style-name="Strong_20_Emphasis"><text:span text:style-name="T102"> </text:span></text:span><text:span text:style-name="Strong_20_Emphasis"><text:span text:style-name="T103">notre cycle de développement par une étude globale du système. </text:span></text:span><text:span text:style-name="Strong_20_Emphasis"><text:span text:style-name="T105">Cette </text:span></text:span><text:span text:style-name="Strong_20_Emphasis"><text:span text:style-name="T106">activité</text:span></text:span><text:span text:style-name="Strong_20_Emphasis"><text:span text:style-name="T105"> est subdivisée en plusieurs étapes dont la première intitulée étude préalable nous <text:s/></text:span></text:span><text:span text:style-name="Strong_20_Emphasis"><text:span text:style-name="T107">a permis de recueillir les besoins fonctionnels et techniques, d’identifier les </text:span></text:span><text:span text:style-name="Strong_20_Emphasis"><text:span text:style-name="T108">acteurs et les</text:span></text:span><text:span text:style-name="Strong_20_Emphasis"><text:span text:style-name="T107"> messages </text:span></text:span><text:span text:style-name="Strong_20_Emphasis"><text:span text:style-name="T108">qu’ils échangent avec le</text:span></text:span><text:span text:style-name="Strong_20_Emphasis"><text:span text:style-name="T107"> système. </text:span></text:span><text:span text:style-name="Strong_20_Emphasis"><text:span text:style-name="T122">5 acteurs ont été identifiés</text:span></text:span><text:span text:style-name="Strong_20_Emphasis"><text:span text:style-name="T80">: Le visiteur, le client, l’éditeur, l’administrateur </text:span></text:span><text:span text:style-name="Strong_20_Emphasis"><text:span text:style-name="T123">et la passerelle de paiement</text:span></text:span><text:span text:style-name="Strong_20_Emphasis"><text:span text:style-name="T80">. </text:span></text:span><text:span text:style-name="Strong_20_Emphasis"><text:span text:style-name="T109">Ce qui a </text:span></text:span><text:span text:style-name="Strong_20_Emphasis"><text:span text:style-name="T110">conduit</text:span></text:span><text:span text:style-name="Strong_20_Emphasis"><text:span text:style-name="T109"> </text:span></text:span><text:span text:style-name="Strong_20_Emphasis"><text:span text:style-name="T110">à</text:span></text:span><text:span text:style-name="Strong_20_Emphasis"><text:span text:style-name="T109"> délimiter les contours d</text:span></text:span><text:span text:style-name="Strong_20_Emphasis"><text:span text:style-name="T110">u</text:span></text:span><text:span text:style-name="Strong_20_Emphasis"><text:span text:style-name="T109"> système </text:span></text:span><text:span text:style-name="Strong_20_Emphasis"><text:span text:style-name="T110">en étude</text:span></text:span><text:span text:style-name="Strong_20_Emphasis"><text:span text:style-name="T109"> tel que matérialisé par ce diagramme de contexte dynamique.</text:span></text:span></text:p>
      <text:list xml:id="list200501312618910" text:continue-numbering="true" text:style-name="L6">
        <text:list-item>
          <text:p text:style-name="P65"><text:span text:style-name="Strong_20_Emphasis"><text:span text:style-name="T35">Capture des besoins fonctionnels</text:span></text:span></text:p>
        </text:list-item>
      </text:list>
      <text:p text:style-name="P36"><text:span text:style-name="Strong_20_Emphasis"><text:span text:style-name="T104"><text:tab/></text:span></text:span><text:span text:style-name="Strong_20_Emphasis"><text:span text:style-name="T111">Puis a suivi </text:span></text:span><text:span text:style-name="Strong_20_Emphasis"><text:span text:style-name="T112">l’identification des cas d’utilisation qui sont représenté</text:span></text:span><text:span text:style-name="Strong_20_Emphasis"><text:span text:style-name="T113">s</text:span></text:span><text:span text:style-name="Strong_20_Emphasis"><text:span text:style-name="T112"> dans ce di</text:span></text:span><text:span text:style-name="Strong_20_Emphasis"><text:span text:style-name="T114">a</text:span></text:span><text:span text:style-name="Strong_20_Emphasis"><text:span text:style-name="T112">gramme. </text:span></text:span><text:span text:style-name="Strong_20_Emphasis"><text:span text:style-name="T115">Après avoir identifiés ces cas d’utilisation, nous avons procéd</text:span></text:span><text:span text:style-name="Strong_20_Emphasis"><text:span text:style-name="T116">é</text:span></text:span><text:span text:style-name="Strong_20_Emphasis"><text:span text:style-name="T115"> à leur planification conformément à la démarche itérative et incrémentale prôné par le processus 2TUP. </text:span></text:span><text:span text:style-name="Strong_20_Emphasis"><text:span text:style-name="T116">Notre planification est </text:span></text:span><text:span text:style-name="Strong_20_Emphasis"><text:span text:style-name="T117">constituée</text:span></text:span><text:span text:style-name="Strong_20_Emphasis"><text:span text:style-name="T116"> de 7 incréments dont chacun regroupe un certain nombre de cas d’utilisation en son sein.</text:span></text:span></text:p>
      <text:p text:style-name="P36"><text:span text:style-name="Strong_20_Emphasis"><text:span text:style-name="T115"/></text:span></text:p>
      <text:p text:style-name="P35"><text:span text:style-name="Strong_20_Emphasis"><text:span text:style-name="T76"><text:tab/></text:span></text:span><text:span text:style-name="Strong_20_Emphasis"><text:span text:style-name="T77">Le</text:span></text:span><text:span text:style-name="Strong_20_Emphasis"><text:span text:style-name="T118">s cas d’utilisation</text:span></text:span><text:span text:style-name="Strong_20_Emphasis"><text:span text:style-name="T77"> peuvent être exposées </text:span></text:span><text:span text:style-name="Strong_20_Emphasis"><text:span text:style-name="T120">à certains niveaux de</text:span></text:span><text:span text:style-name="Strong_20_Emphasis"><text:span text:style-name="T77"> risques </text:span></text:span><text:span text:style-name="Strong_20_Emphasis"><text:span text:style-name="T119"><text:s/></text:span></text:span><text:span text:style-name="Strong_20_Emphasis"><text:span text:style-name="T120">au rang desquels le risque</text:span></text:span><text:span text:style-name="Strong_20_Emphasis"><text:span text:style-name="T77">: </text:span></text:span></text:p>
      <text:list xml:id="list1614712501085760278" text:style-name="L7">
        <text:list-item>
          <text:p text:style-name="P67"><text:span text:style-name="Strong_20_Emphasis"><text:span text:style-name="T78">Information : ce risque traduit la difficulté à comprendre le vocabulaire du domaine. </text:span></text:span></text:p>
        </text:list-item>
        <text:list-item>
          <text:p text:style-name="P67"><text:span text:style-name="Strong_20_Emphasis"><text:span text:style-name="T78">Pour le </text:span></text:span><text:span text:style-name="Strong_20_Emphasis"><text:span text:style-name="T187">niveau</text:span></text:span><text:span text:style-name="Strong_20_Emphasis"><text:span text:style-name="T78"> de risque Conception, une bonne réflexion sur les aspects conceptuels concernant la réalisation des cas d’utilisation s’impose. C’est le risque le plus important puisque la conception constitue le fondement de l’implémentation.</text:span></text:span></text:p>
        </text:list-item>
        <text:list-item>
          <text:p text:style-name="P67"><text:span text:style-name="Strong_20_Emphasis"><text:span text:style-name="T78">Pour le risque Implémentation :les techniques, concepts et outils de programmation choisis doivent être maîtrisés et approfondis afin de satisfaire tous les cas d’utilisation constituant l’i</text:span></text:span><text:span text:style-name="Strong_20_Emphasis"><text:span text:style-name="T188">ncrément.</text:span></text:span></text:p>
        </text:list-item>
      </text:list>
      <text:p text:style-name="P25"><text:span text:style-name="Strong_20_Emphasis"><text:span text:style-name="T78"/></text:span></text:p>
      <text:p text:style-name="P37"><text:span text:style-name="Strong_20_Emphasis"><text:span text:style-name="T79"><text:tab/></text:span></text:span><text:span text:style-name="Strong_20_Emphasis"><text:span text:style-name="T121">En outre, les différents cas d'utilisation sont classés en tenant compte des deux facteurs suivants : la priorité fonctionnelle et les risques techniques.</text:span></text:span></text:p>
      <text:list xml:id="list5886504662425748876" text:style-name="L8">
        <text:list-item>
          <text:p text:style-name="P69"><text:span text:style-name="Strong_20_Emphasis"><text:span text:style-name="T254">Si la priorité est haute et le risque également, il faut planifier le cas d’utilisation dans </text:span></text:span><text:span text:style-name="Strong_20_Emphasis"><text:span text:style-name="T256">les</text:span></text:span><text:span text:style-name="Strong_20_Emphasis"><text:span text:style-name="T254"> premi</text:span></text:span><text:span text:style-name="Strong_20_Emphasis"><text:span text:style-name="T257">e</text:span></text:span><text:span text:style-name="Strong_20_Emphasis"><text:span text:style-name="T254">rs </text:span></text:span><text:span text:style-name="Strong_20_Emphasis"><text:span text:style-name="T255">incréments</text:span></text:span><text:span text:style-name="Strong_20_Emphasis"><text:span text:style-name="T254">.</text:span></text:span></text:p>
        </text:list-item>
        <text:list-item>
          <text:p text:style-name="P69"><text:span text:style-name="Strong_20_Emphasis"><text:span text:style-name="T196">Si la priorité est basse et le risque également, on peut reporter le cas d’utilisation à un des tout derni</text:span></text:span><text:span text:style-name="Strong_20_Emphasis"><text:span text:style-name="T197">e</text:span></text:span><text:span text:style-name="Strong_20_Emphasis"><text:span text:style-name="T196">r</text:span></text:span><text:span text:style-name="Strong_20_Emphasis"><text:span text:style-name="T197">s</text:span></text:span><text:span text:style-name="Strong_20_Emphasis"><text:span text:style-name="T196"> </text:span></text:span><text:span text:style-name="Strong_20_Emphasis"><text:span text:style-name="T197">incréments</text:span></text:span><text:span text:style-name="Strong_20_Emphasis"><text:span text:style-name="T196">.</text:span></text:span></text:p>
        </text:list-item>
      </text:list>
      <text:list xml:id="list200501998469000" text:continue-list="list200501312618910" text:style-name="L6">
        <text:list-item>
          <text:p text:style-name="P65"><text:span text:style-name="Strong_20_Emphasis"><text:span text:style-name="T35">Capture des besoins techniques</text:span></text:span></text:p>
        </text:list-item>
      </text:list>
      <text:p text:style-name="P39"><text:span text:style-name="Strong_20_Emphasis"><text:span text:style-name="T124"><text:tab/>Après la planification vient l’étape de capture des besoins techniques. </text:span></text:span><text:span text:style-name="Strong_20_Emphasis"><text:span text:style-name="T125">Il s'agit des contraintes techniques qui caractérisent le système. </text:span></text:span><text:span text:style-name="Strong_20_Emphasis"><text:span text:style-name="T126">Comme besoins techniques, on peut citer : le </text:span></text:span><text:span text:style-name="Strong_20_Emphasis"><text:span text:style-name="T127">traitement et la sauvegarde de fichiers </text:span></text:span><text:span text:style-name="Strong_20_Emphasis"><text:span text:style-name="T126">uploadés, le stockage et la manipulation fiables des données, </text:span></text:span><text:span text:style-name="Strong_20_Emphasis"><text:span text:style-name="T128">la manipulation des données stockées selon les préceptes de l’orientée-objet, Protection des documents contre la copie-privée, </text:span></text:span><text:span text:style-name="Strong_20_Emphasis"><text:span text:style-name="T130">s</text:span></text:span><text:span text:style-name="Strong_20_Emphasis"><text:span text:style-name="T129">écurité de</text:span></text:span><text:span text:style-name="Strong_20_Emphasis"><text:span text:style-name="T130">s</text:span></text:span><text:span text:style-name="Strong_20_Emphasis"><text:span text:style-name="T129"> communication</text:span></text:span><text:span text:style-name="Strong_20_Emphasis"><text:span text:style-name="T130">s. </text:span></text:span><text:span text:style-name="Strong_20_Emphasis"><text:span text:style-name="T131">Ces contraintes sus-citées ont conduit au choix des outils de travail ci-après: </text:span></text:span><text:span text:style-name="Strong_20_Emphasis"><text:span text:style-name="T145">modelio et dia pour la modélisation, eclipse et android studio pour le codage, git pour le versionning du code, etc.</text:span></text:span></text:p>
      <text:list xml:id="list200501651407630" text:continue-numbering="true" text:style-name="L6">
        <text:list-item>
          <text:p text:style-name="P66"><text:soft-page-break/><text:span text:style-name="Strong_20_Emphasis"><text:span text:style-name="T35">C</text:span></text:span><text:span text:style-name="Strong_20_Emphasis"><text:span text:style-name="T36">onception générique</text:span></text:span></text:p>
        </text:list-item>
      </text:list>
      <text:p text:style-name="P40"><text:span text:style-name="Strong_20_Emphasis"><text:span text:style-name="T132"><text:tab/></text:span></text:span><text:span text:style-name="Strong_20_Emphasis"><text:span text:style-name="T133">Nous allons à présent</text:span></text:span><text:span text:style-name="Strong_20_Emphasis"><text:span text:style-name="T132"> décrire l’architecture logique de notre système. L’architecture d’un logiciel décrit la manière dont sont agencés </text:span></text:span><text:span text:style-name="Strong_20_Emphasis"><text:span text:style-name="T190">s</text:span></text:span><text:span text:style-name="Strong_20_Emphasis"><text:span text:style-name="T132">es différents composants et comment ils interagissent entre eux. Nous avons opté pour une architecture </text:span></text:span><text:span text:style-name="Strong_20_Emphasis"><text:span text:style-name="T133">client-serveur </text:span></text:span><text:span text:style-name="Strong_20_Emphasis"><text:span text:style-name="T132">en 3-tiers associé à une architecture MVC : </text:span></text:span><text:span text:style-name="Strong_20_Emphasis"><text:span text:style-name="T134">elle comporte un serveur d’application en l’occurrence Glassfish, un serveur de base de données MySQL, un client qui peut être soit un smartphone </text:span></text:span><text:span text:style-name="Strong_20_Emphasis"><text:span text:style-name="T135">soit </text:span></text:span><text:span text:style-name="Strong_20_Emphasis"><text:span text:style-name="T136">un</text:span></text:span><text:span text:style-name="Strong_20_Emphasis"><text:span text:style-name="T134"> navigateur web.</text:span></text:span></text:p>
      <text:p text:style-name="P40"><text:span text:style-name="Strong_20_Emphasis"><text:span text:style-name="T132"/></text:span></text:p>
      <text:list xml:id="list200502057610512" text:continue-numbering="true" text:style-name="L6">
        <text:list-item>
          <text:p text:style-name="P66"><text:span text:style-name="Strong_20_Emphasis"><text:span text:style-name="T36">Analyse</text:span></text:span></text:p>
        </text:list-item>
      </text:list>
      <text:p text:style-name="P41"><text:span text:style-name="Strong_20_Emphasis"><text:span text:style-name="T137"><text:tab/></text:span></text:span><text:span text:style-name="Strong_20_Emphasis"><text:span text:style-name="T138">Dans l’</text:span></text:span><text:span text:style-name="Strong_20_Emphasis"><text:span text:style-name="T137">étape d’analyse, </text:span></text:span><text:span text:style-name="Strong_20_Emphasis"><text:span text:style-name="T138">nous avons identifiés les objets métiers du système d’étude en vue de définir les classes candidates représentées par le diagramme de classes préliminaires ci-contre</text:span></text:span><text:span text:style-name="Strong_20_Emphasis"><text:span text:style-name="T137">.</text:span></text:span></text:p>
      <text:p text:style-name="P41"><text:span text:style-name="Strong_20_Emphasis"><text:span text:style-name="T137"><text:tab/></text:span></text:span><text:span text:style-name="Strong_20_Emphasis"><text:span text:style-name="T139">Dan</text:span></text:span><text:span text:style-name="Strong_20_Emphasis"><text:span text:style-name="T140">s </text:span></text:span><text:span text:style-name="Strong_20_Emphasis"><text:span text:style-name="T139">cette étape, il a été également question d’élaborer le worflow global de </text:span></text:span><text:span text:style-name="Strong_20_Emphasis"><text:span text:style-name="T141">l’application à con</text:span></text:span><text:span text:style-name="Strong_20_Emphasis"><text:span text:style-name="T142">s</text:span></text:span><text:span text:style-name="Strong_20_Emphasis"><text:span text:style-name="T141">truire</text:span></text:span><text:span text:style-name="Strong_20_Emphasis"><text:span text:style-name="T140">. </text:span></text:span><text:span text:style-name="Strong_20_Emphasis"><text:span text:style-name="T143">De la recherche à l’achat de documents en passant <text:s/>par l’authentification.</text:span></text:span></text:p>
      <text:p text:style-name="P42"/>
      <text:list xml:id="list3358408107568084895" text:style-name="L9">
        <text:list-item>
          <text:p text:style-name="P68"><text:span text:style-name="Strong_20_Emphasis"><text:span text:style-name="T37">Incrément 1 : Gestion des comptes client</text:span></text:span></text:p>
        </text:list-item>
      </text:list>
      <text:p text:style-name="P44"><text:span text:style-name="Strong_20_Emphasis"><text:span text:style-name="T146"><text:tab/>La démarche 2TUP étant incrémentale, les cas d’utilisation présentés précédemment ont été regroupés </text:span></text:span><text:span text:style-name="Strong_20_Emphasis"><text:span text:style-name="T147">par fonctionnalité </text:span></text:span><text:span text:style-name="Strong_20_Emphasis"><text:span text:style-name="T146">et chaque groupe représente un incrément de notre cycle de développement. </text:span></text:span><text:span text:style-name="Strong_20_Emphasis"><text:span text:style-name="T149">Pour </text:span></text:span><text:span text:style-name="Strong_20_Emphasis"><text:span text:style-name="T150">d</text:span></text:span><text:span text:style-name="Strong_20_Emphasis"><text:span text:style-name="T149">es </text:span></text:span><text:span text:style-name="Strong_20_Emphasis"><text:span text:style-name="T189">contraintes</text:span></text:span><text:span text:style-name="Strong_20_Emphasis"><text:span text:style-name="T149"> de temps, nous allons nous limiter à la présentation d</text:span></text:span><text:span text:style-name="Strong_20_Emphasis"><text:span text:style-name="T151">’</text:span></text:span><text:span text:style-name="Strong_20_Emphasis"><text:span text:style-name="T152">un</text:span></text:span><text:span text:style-name="Strong_20_Emphasis"><text:span text:style-name="T149"> seul incrément et aussi, nous n’allons pas déroulé toutes les étapes du cycle de développement. </text:span></text:span><text:span text:style-name="Strong_20_Emphasis"><text:span text:style-name="T155">Mais présenter quelques di</text:span></text:span><text:span text:style-name="Strong_20_Emphasis"><text:span text:style-name="T156">a</text:span></text:span><text:span text:style-name="Strong_20_Emphasis"><text:span text:style-name="T155">grammes qui résument le travail effectué.</text:span></text:span></text:p>
      <text:p text:style-name="P44"><text:span text:style-name="Strong_20_Emphasis"><text:span text:style-name="T146"><text:tab/></text:span></text:span><text:span text:style-name="Strong_20_Emphasis"><text:span text:style-name="T148">Le premier incrément </text:span></text:span><text:span text:style-name="Strong_20_Emphasis"><text:span text:style-name="T154">qui </text:span></text:span><text:span text:style-name="Strong_20_Emphasis"><text:span text:style-name="T153">a été </text:span></text:span><text:span text:style-name="Strong_20_Emphasis"><text:span text:style-name="T148">intitulé «Gestion des comptes client», <text:s/>concerne les </text:span></text:span><text:span text:style-name="Strong_20_Emphasis"><text:span text:style-name="T162">CU</text:span></text:span><text:span text:style-name="Strong_20_Emphasis"><text:span text:style-name="T148"> … </text:span></text:span><text:span text:style-name="Strong_20_Emphasis"><text:span text:style-name="T160">L</text:span></text:span><text:span text:style-name="Strong_20_Emphasis"><text:span text:style-name="T156">e DCD correspondant </text:span></text:span><text:span text:style-name="Strong_20_Emphasis"><text:span text:style-name="T160">est le suivant ; i</text:span></text:span><text:span text:style-name="Strong_20_Emphasis"><text:span text:style-name="T157">l met en exergue l</text:span></text:span><text:span text:style-name="Strong_20_Emphasis"><text:span text:style-name="T158">a</text:span></text:span><text:span text:style-name="Strong_20_Emphasis"><text:span text:style-name="T157"> classe Utilisateur et l’énumération UserType qui représente le type d’utilisateur. </text:span></text:span><text:span text:style-name="Strong_20_Emphasis"><text:span text:style-name="T159">Ce type</text:span></text:span><text:span text:style-name="Strong_20_Emphasis"><text:span text:style-name="T157"> peut être soit client, éditeur ou administrateur. </text:span></text:span><text:span text:style-name="Strong_20_Emphasis"><text:span text:style-name="T161">Ci-contre, le DSOD </text:span></text:span><text:span text:style-name="Strong_20_Emphasis"><text:span text:style-name="T162">du CU «</text:span></text:span><text:span text:style-name="Strong_20_Emphasis"><text:span text:style-name="T163">Créer compte client» </text:span></text:span><text:span text:style-name="Strong_20_Emphasis"><text:span text:style-name="T164">qui</text:span></text:span><text:span text:style-name="Strong_20_Emphasis"><text:span text:style-name="T163"> </text:span></text:span><text:span text:style-name="Strong_20_Emphasis"><text:span text:style-name="T164">détaille</text:span></text:span><text:span text:style-name="Strong_20_Emphasis"><text:span text:style-name="T163"> l</text:span></text:span><text:span text:style-name="Strong_20_Emphasis"><text:span text:style-name="T164">es interactions </text:span></text:span><text:span text:style-name="Strong_20_Emphasis"><text:span text:style-name="T163"><text:s/></text:span></text:span><text:span text:style-name="Strong_20_Emphasis"><text:span text:style-name="T164">entre l’utilisateur et les sous-éléments du système ; notamment le formulaire de création, l’objet d’accès aux données, l’ORM et <text:s/>la base de données.</text:span></text:span></text:p>
      <text:p text:style-name="P43"><text:span text:style-name="Strong_20_Emphasis"><text:span text:style-name="T149"><text:tab/></text:span></text:span><text:span text:style-name="Strong_20_Emphasis"><text:span text:style-name="T164">Ceci met un terme à </text:span></text:span><text:span text:style-name="Strong_20_Emphasis"><text:span text:style-name="T165">cette</text:span></text:span><text:span text:style-name="Strong_20_Emphasis"><text:span text:style-name="T164"> partie de notre présentation.</text:span></text:span></text:p>
      <text:p text:style-name="P45"><text:span text:style-name="Strong_20_Emphasis"><text:span text:style-name="T27">Architecture de déploiement</text:span></text:span></text:p>
      <text:p text:style-name="P45"><text:span text:style-name="Strong_20_Emphasis"><text:span text:style-name="T27"><text:tab/></text:span></text:span><text:span text:style-name="Strong_20_Emphasis"><text:span text:style-name="T165">Nous entamons à présent la quatrième et dernière partie intitulé … </text:span></text:span></text:p>
      <text:p text:style-name="P46"><text:span text:style-name="Strong_20_Emphasis"><text:span text:style-name="T165">Nous débutons cette partie en présentant notre architecture de déploiement.</text:span></text:span></text:p>
      <text:p text:style-name="P26"><text:span text:style-name="Strong_20_Emphasis"><text:span text:style-name="T81"><text:tab/>Pour déployer notre solution, nous a</text:span></text:span><text:span text:style-name="Strong_20_Emphasis"><text:span text:style-name="T165">v</text:span></text:span><text:span text:style-name="Strong_20_Emphasis"><text:span text:style-name="T81">ons besoin d’un serveur sur lequel sera installé un serveur d’application en l’occurrence glassfish et <text:s/></text:span></text:span><text:span text:style-name="Strong_20_Emphasis"><text:span text:style-name="T167">un</text:span></text:span><text:span text:style-name="Strong_20_Emphasis"><text:span text:style-name="T166"> </text:span></text:span><text:span text:style-name="Strong_20_Emphasis"><text:span text:style-name="T144">serveur de base de données</text:span></text:span><text:span text:style-name="Strong_20_Emphasis"><text:span text:style-name="T82">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27"><text:span text:style-name="Strong_20_Emphasis"><text:span text:style-name="T82"/></text:span></text:p>
      <text:p text:style-name="P28"><text:span text:style-name="Strong_20_Emphasis"><text:span text:style-name="T28">Diapo 26</text:span></text:span></text:p>
      <text:p text:style-name="P28"><text:span text:style-name="Strong_20_Emphasis"><text:span text:style-name="T83"><text:tab/>Nous allons à présent passer à la démo</text:span></text:span></text:p>
      <text:p text:style-name="P29"><text:span text:style-name="Strong_20_Emphasis"><text:span text:style-name="T29">Diapo 27</text:span></text:span></text:p>
      <text:p text:style-name="P29"><text:span text:style-name="Strong_20_Emphasis"><text:span text:style-name="T84"><text:tab/>Quiconque voudrait se procurer notre solution devra débourser la bagatelle de 4 820 000 FCFA.</text:span></text:span></text:p>
      <text:p text:style-name="P30"><text:soft-page-break/><text:span text:style-name="Strong_20_Emphasis"><text:span text:style-name="T29">Diapo 2</text:span></text:span><text:span text:style-name="Strong_20_Emphasis"><text:span text:style-name="T30">8</text:span></text:span></text:p>
      <text:p text:style-name="P30"><text:span text:style-name="Strong_20_Emphasis"><text:span text:style-name="T85"><text:tab/>Notre travail s’est déroulé suivant le </text:span></text:span><text:span text:style-name="Strong_20_Emphasis"><text:span text:style-name="T191">chrono</text:span></text:span><text:span text:style-name="Strong_20_Emphasis"><text:span text:style-name="T85">gramme ci-contre. Il a débuté le 09 septembre 2019 et était censé s’achever le </text:span></text:span><text:span text:style-name="Strong_20_Emphasis"><text:span text:style-name="T86">09 février 2020. Le projet a réellement pri</text:span></text:span><text:span text:style-name="Strong_20_Emphasis"><text:span text:style-name="T192">s</text:span></text:span><text:span text:style-name="Strong_20_Emphasis"><text:span text:style-name="T86"> fin le 30 mars 2020.</text:span></text:span></text:p>
      <text:p text:style-name="P56"><text:span text:style-name="Strong_20_Emphasis"><text:span text:style-name="T31">CONCLUSION</text:span></text:span></text:p>
      <text:p text:style-name="P31"><text:span text:style-name="Strong_20_Emphasis"><text:span text:style-name="T31">Apports</text:span></text:span></text:p>
      <text:p text:style-name="P31"><text:span text:style-name="Strong_20_Emphasis"><text:span text:style-name="T87"><text:tab/>Notre stage au sein de Métrika IDB nous a permis de côtoyer des ingénieurs et experts hautement qualifiés, possédant plusieurs années d’expérience professionnelle dans le domaine. Ce fut l’endroit idéal pour asseoir </text:span></text:span><text:span text:style-name="Strong_20_Emphasis"><text:span text:style-name="T193">le</text:span></text:span><text:span text:style-name="Strong_20_Emphasis"><text:span text:style-name="T87">s connaissances apprises pendant la formation et le lieu </text:span></text:span><text:span text:style-name="Strong_20_Emphasis"><text:span text:style-name="T95">idoine</text:span></text:span><text:span text:style-name="Strong_20_Emphasis"><text:span text:style-name="T87"> pour effectuer un travail à la hauteur du titre d’ingénieur auquel nous prétendons.</text:span></text:span></text:p>
      <text:p text:style-name="P32"><text:span text:style-name="Strong_20_Emphasis"><text:span text:style-name="T88">Ce stage nous permi de :</text:span></text:span></text:p>
      <text:list xml:id="list6298704635961973951" text:style-name="L10">
        <text:list-item>
          <text:p text:style-name="P70"><text:span text:style-name="Strong_20_Emphasis"><text:span text:style-name="T11">D</text:span></text:span><text:span text:style-name="Strong_20_Emphasis"><text:span text:style-name="T12">e nous familiariser avec le monde professionnel;</text:span></text:span></text:p>
        </text:list-item>
        <text:list-item>
          <text:p text:style-name="P71"><text:span text:style-name="Strong_20_Emphasis"><text:span text:style-name="T11">D</text:span></text:span><text:span text:style-name="Strong_20_Emphasis"><text:span text:style-name="T12">’explorer l’univers assez vaste et prometteur du développement mobile </text:span></text:span><text:span text:style-name="Strong_20_Emphasis"><text:span text:style-name="T13">et d</text:span></text:span><text:span text:style-name="Strong_20_Emphasis"><text:span text:style-name="T14">es </text:span></text:span><text:span text:style-name="Strong_20_Emphasis"><text:span text:style-name="T13">paiements électronique</text:span></text:span><text:span text:style-name="Strong_20_Emphasis"><text:span text:style-name="T15">s</text:span></text:span><text:span text:style-name="Strong_20_Emphasis"><text:span text:style-name="T12">.</text:span></text:span></text:p>
        </text:list-item>
        <text:list-item>
          <text:p text:style-name="P71"><text:span text:style-name="Strong_20_Emphasis"><text:span text:style-name="T11">D</text:span></text:span><text:span text:style-name="Strong_20_Emphasis"><text:span text:style-name="T12">’assister à la gestion des projets d’envergure et de nous rapprocher des experts du métier.</text:span></text:span></text:p>
        </text:list-item>
        <text:list-item>
          <text:p text:style-name="P71"><text:span text:style-name="Strong_20_Emphasis"><text:span text:style-name="T89">D</text:span></text:span><text:span text:style-name="Strong_20_Emphasis"><text:span text:style-name="T90">e compléter nos connaissances sur la conception, </text:span></text:span><text:span text:style-name="Strong_20_Emphasis"><text:span text:style-name="T91">les langages Java et bien d’autres outils et de techniques de programmation</text:span></text:span><text:span text:style-name="Strong_20_Emphasis"><text:span text:style-name="T90">. </text:span></text:span><text:span text:style-name="Strong_20_Emphasis"><text:span text:style-name="T91">Nous avons aussi </text:span></text:span><text:span text:style-name="Strong_20_Emphasis"><text:span text:style-name="T92">améliorer notre approche commerciale en ce qui est des produits logiciels.</text:span></text:span></text:p>
        </text:list-item>
      </text:list>
      <text:p text:style-name="P1"><text:span text:style-name="Strong_20_Emphasis"><text:span text:style-name="T32">Difficultés</text:span></text:span></text:p>
      <text:p text:style-name="P32"><text:span text:style-name="Strong_20_Emphasis"><text:span text:style-name="T16">Nous avons fait face à des difficultés au long de notre stage au rang desquels :</text:span></text:span></text:p>
      <text:list xml:id="list200501926835782" text:continue-numbering="true" text:style-name="L10">
        <text:list-item>
          <text:p text:style-name="P70"><text:span text:style-name="Strong_20_Emphasis"><text:span text:style-name="T17">Mise en pratique des connaissances théoriques apprises </text:span></text:span><text:span text:style-name="Strong_20_Emphasis"><text:span text:style-name="T18">en cours</text:span></text:span><text:span text:style-name="Strong_20_Emphasis"><text:span text:style-name="T17">.</text:span></text:span></text:p>
        </text:list-item>
        <text:list-item>
          <text:p text:style-name="P70"><text:span text:style-name="Strong_20_Emphasis"><text:span text:style-name="T17">Implémentation du paiement électronique par Airtel Money : ce procédé était nouveau pour nous et a nécessité plusieurs essais pour arriver un résultat probant.</text:span></text:span></text:p>
        </text:list-item>
      </text:list>
      <text:h text:style-name="P79" text:outline-level="3"><text:bookmark-start text:name="__RefHeading___Toc21118_1077050786"/><text:span text:style-name="Strong_20_Emphasis"><text:span text:style-name="T204">Perspectives</text:span></text:span><text:bookmark-end text:name="__RefHeading___Toc21118_1077050786"/></text:h>
      <text:p text:style-name="P1"><text:span text:style-name="Strong_20_Emphasis"><text:span text:style-name="T200"><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201"/></text:span></text:p>
      <text:p text:style-name="P72"><text:span text:style-name="Strong_20_Emphasis"><text:span text:style-name="T201"><text:tab/>Honorables membres du jury, tel</text:span></text:span><text:span text:style-name="Strong_20_Emphasis"><text:span text:style-name="T203">le</text:span></text:span><text:span text:style-name="Strong_20_Emphasis"><text:span text:style-name="T201"> est la quintes</text:span></text:span><text:span text:style-name="Strong_20_Emphasis"><text:span text:style-name="T202">sence de notre travail. Nous vous remettons à vous pour vos éventuelles critiques, remarques, suggestions et questions afin d’améliorer la qualité de notre travail. Merci de votre aimable attention.</text:span></text:span></text:p>
      <text:p text:style-name="P73"><text:soft-page-break/><text:span text:style-name="Strong_20_Emphasis"><text:span text:style-name="T205">Demo</text:span></text:span></text:p>
      <text:p text:style-name="P73"><text:span text:style-name="Strong_20_Emphasis"><text:span text:style-name="T206">Ceci, est la page d’accueil de la partie web de notre plateforme. L’utilisateur peut consulter les documents disponibles à l’aide de 2 options : La première est basée sur une recherche plein texte. L’utilisateur saisie le mot ou la chaîne de caractères recherché dans une cette barre, puis valide. Le système lui renvoie le résultat de sa recherche.</text:span></text:span></text:p>
      <text:p text:style-name="P74"><text:span text:style-name="Strong_20_Emphasis"><text:span text:style-name="T206"><text:tab/></text:span></text:span><text:span text:style-name="Strong_20_Emphasis"><text:span text:style-name="T207">La 2ème option consiste à procéder à un tri des documents. </text:span></text:span><text:span text:style-name="Strong_20_Emphasis"><text:span text:style-name="T244">L</text:span></text:span><text:span text:style-name="Strong_20_Emphasis"><text:span text:style-name="T207">es documents </text:span></text:span><text:span text:style-name="Strong_20_Emphasis"><text:span text:style-name="T244">peuvent être triés </text:span></text:span><text:span text:style-name="Strong_20_Emphasis"><text:span text:style-name="T207">par éditeur, par type(magazine, journal ou livre). On peut encore affiner le tri en spécifiant la date ou le mois de parution pour les journaux et magazines respectivement. On </text:span></text:span><text:span text:style-name="Strong_20_Emphasis"><text:span text:style-name="T212">peut </text:span></text:span><text:span text:style-name="Strong_20_Emphasis"><text:span text:style-name="T207">également spécifier l’auteur ou le titre pour ce qui des livres. </text:span></text:span><text:span text:style-name="Strong_20_Emphasis"><text:span text:style-name="T212">Après avoir obtenu le résultat du tri, l’utilisateur peut agrandir la première de couverture </text:span></text:span><text:span text:style-name="Strong_20_Emphasis"><text:span text:style-name="T213">du</text:span></text:span><text:span text:style-name="Strong_20_Emphasis"><text:span text:style-name="T212"> document afin </text:span></text:span><text:span text:style-name="Strong_20_Emphasis"><text:span text:style-name="T229">de </text:span></text:span><text:span text:style-name="Strong_20_Emphasis"><text:span text:style-name="T212">lire ce qui y est mentionné. Il peut </text:span></text:span><text:span text:style-name="Strong_20_Emphasis"><text:span text:style-name="T213">également lire le résumé du document fourni l’</text:span></text:span><text:span text:style-name="Strong_20_Emphasis"><text:span text:style-name="T214">é</text:span></text:span><text:span text:style-name="Strong_20_Emphasis"><text:span text:style-name="T213">diteur.</text:span></text:span></text:p>
      <text:p text:style-name="P74"><text:span text:style-name="Strong_20_Emphasis"><text:span text:style-name="T207"><text:tab/>Aussi, l’utilisateur peut à l’aide cette bannière, consulter les 10 derniers documents postés sur la plateforme.</text:span></text:span></text:p>
      <text:p text:style-name="P74"><text:span text:style-name="Strong_20_Emphasis"><text:span text:style-name="T207"><text:tab/></text:span></text:span><text:span text:style-name="Strong_20_Emphasis"><text:span text:style-name="T208">Nous </text:span></text:span><text:span text:style-name="Strong_20_Emphasis"><text:span text:style-name="T215">allons </text:span></text:span><text:span text:style-name="Strong_20_Emphasis"><text:span text:style-name="T208">à présent procéder au chargement d’un document sur le site. Pour ce faire, nous allons nous connecter en tant que éditeur. </text:span></text:span><text:span text:style-name="Strong_20_Emphasis"><text:span text:style-name="T209">Nous demandons l’affichage du formulaire correspondant. Un doc est caractérisé par son prix, sa date de parution, son numéro d’édition, un résumé et <text:s/>son type qui peut être magazine, livre </text:span></text:span><text:span text:style-name="Strong_20_Emphasis"><text:span text:style-name="T210">ou</text:span></text:span><text:span text:style-name="Strong_20_Emphasis"><text:span text:style-name="T209"> journal.</text:span></text:span></text:p>
      <text:p text:style-name="P78"><text:span text:style-name="Strong_20_Emphasis"><text:span text:style-name="T234"><text:tab/>La procédure de </text:span></text:span><text:span text:style-name="Strong_20_Emphasis"><text:span text:style-name="T236">publication</text:span></text:span><text:span text:style-name="Strong_20_Emphasis"><text:span text:style-name="T234"> de documents sur notre plate-forme se déroule en 2 phases. La première est celle pendant laquelle le document est </text:span></text:span><text:span text:style-name="Strong_20_Emphasis"><text:span text:style-name="T250">copié</text:span></text:span><text:span text:style-name="Strong_20_Emphasis"><text:span text:style-name="T234"> sur le serveur. Après cette phase, le processus d’indexation du document en encl</text:span></text:span><text:span text:style-name="Strong_20_Emphasis"><text:span text:style-name="T235">e</text:span></text:span><text:span text:style-name="Strong_20_Emphasis"><text:span text:style-name="T234">nché. Il consiste </text:span></text:span><text:span text:style-name="Strong_20_Emphasis"><text:span text:style-name="T237">à filtrer les mots </text:span></text:span><text:span text:style-name="Strong_20_Emphasis"><text:span text:style-name="T252">du document afin de</text:span></text:span><text:span text:style-name="Strong_20_Emphasis"><text:span text:style-name="T237"> ne garder que les plus pertinents. Les mots qui ne sont pas </text:span></text:span><text:span text:style-name="Strong_20_Emphasis"><text:span text:style-name="T238">porte</text:span></text:span><text:span text:style-name="Strong_20_Emphasis"><text:span text:style-name="T245">u</text:span></text:span><text:span text:style-name="Strong_20_Emphasis"><text:span text:style-name="T238">r </text:span></text:span><text:span text:style-name="Strong_20_Emphasis"><text:span text:style-name="T237">de sens tels </text:span></text:span><text:span text:style-name="Strong_20_Emphasis"><text:span text:style-name="T239">que </text:span></text:span><text:span text:style-name="Strong_20_Emphasis"><text:span text:style-name="T237">les articles et les prépositions sont écartés. </text:span></text:span><text:span text:style-name="Strong_20_Emphasis"><text:span text:style-name="T238">Ces mots sont appelés les mots vides. </text:span></text:span><text:span text:style-name="Strong_20_Emphasis"><text:span text:style-name="T240">Après ce filtrage, </text:span></text:span><text:span text:style-name="Strong_20_Emphasis"><text:span text:style-name="T241">une table contenant l’ensemble des mots pleins </text:span></text:span><text:span text:style-name="Strong_20_Emphasis"><text:span text:style-name="T242">du document à indexer est dressée. </text:span></text:span><text:span text:style-name="Strong_20_Emphasis"><text:span text:style-name="T243">C’est cette table qui est appelé index </text:span></text:span><text:span text:style-name="Strong_20_Emphasis"><text:span text:style-name="T246">et c’est elle qui sera interrogée lors </text:span></text:span><text:span text:style-name="Strong_20_Emphasis"><text:span text:style-name="T247">d</text:span></text:span><text:span text:style-name="Strong_20_Emphasis"><text:span text:style-name="T246">es recherches futures</text:span></text:span><text:span text:style-name="Strong_20_Emphasis"><text:span text:style-name="T243">.</text:span></text:span></text:p>
      <text:p text:style-name="P78"><text:soft-page-break/><text:span text:style-name="Strong_20_Emphasis"><text:span text:style-name="T240"><text:tab/>Une autre opération appelé racinisation peut être appliquée lors de l'indexation. Elle consiste à effacer les terminaisons (flexions de nombre, genre, conjugaison) afin de retrouver les racines des mots.</text:span></text:span></text:p>
      <text:p text:style-name="P75"><text:span text:style-name="Strong_20_Emphasis"><text:span text:style-name="T211">La prochaine fonctionnalité est celle de l’achat de documents. Nous allons nous connecter en tant client. Nous mettons quelques documents </text:span></text:span><text:span text:style-name="Strong_20_Emphasis"><text:span text:style-name="T216">dans notre panier en cliquant sur cette </text:span></text:span><text:span text:style-name="Strong_20_Emphasis"><text:span text:style-name="T217">icône. Lorsque le client </text:span></text:span><text:span text:style-name="Strong_20_Emphasis"><text:span text:style-name="T231">fini </text:span></text:span><text:span text:style-name="Strong_20_Emphasis"><text:span text:style-name="T217">de sélectionner les docs à acheter, il clique sur le bouton « commander ». Un premier récapitulatif de sa commande s’affiche. Il peut retirer quelques docs de son panier. Il peut également vider son panier en annulant l’achat. </text:span></text:span><text:span text:style-name="Strong_20_Emphasis"><text:span text:style-name="T218">Nous décidons de poursuivre avec le processus </text:span></text:span><text:span text:style-name="Strong_20_Emphasis"><text:span text:style-name="T230">d’achat </text:span></text:span><text:span text:style-name="Strong_20_Emphasis"><text:span text:style-name="T218">en cliquant sur commander. A cette étape, le client est appelé à sélectionner son moyen de paiement. Nous allons choisir le moyen paiement par Airtel Money car il est le seul que notre plateforme supporte pour le moment. Et on valide. Un dernier récapitulatif de la commande est affiché afin que l’utilisateur vérifie son moyen de paiement </text:span></text:span><text:span text:style-name="Strong_20_Emphasis"><text:span text:style-name="T219">et le montant de la transaction. </text:span></text:span><text:span text:style-name="Strong_20_Emphasis"><text:span text:style-name="T220">Si tout est ok, le client clique sur payer et il est redirigé vers la plate-forme de paiement </text:span></text:span><text:span text:style-name="Strong_20_Emphasis"><text:span text:style-name="T224">par</text:span></text:span><text:span text:style-name="Strong_20_Emphasis"><text:span text:style-name="T220"> Airtel </text:span></text:span><text:span text:style-name="Strong_20_Emphasis"><text:span text:style-name="T224">Money</text:span></text:span><text:span text:style-name="Strong_20_Emphasis"><text:span text:style-name="T220">. </text:span></text:span><text:span text:style-name="Strong_20_Emphasis"><text:span text:style-name="T225">Cette plateforme </text:span></text:span><text:span text:style-name="Strong_20_Emphasis"><text:span text:style-name="T251">est </text:span></text:span><text:span text:style-name="Strong_20_Emphasis"><text:span text:style-name="T225">appel</text:span></text:span><text:span text:style-name="Strong_20_Emphasis"><text:span text:style-name="T251">é</text:span></text:span><text:span text:style-name="Strong_20_Emphasis"><text:span text:style-name="T225"> PVIT.</text:span></text:span></text:p>
      <text:p text:style-name="P76"><text:span text:style-name="Strong_20_Emphasis"><text:span text:style-name="T221"><text:tab/> </text:span></text:span><text:span text:style-name="Strong_20_Emphasis"><text:span text:style-name="T253">A</text:span></text:span><text:span text:style-name="Strong_20_Emphasis"><text:span text:style-name="T221">vant de </text:span></text:span><text:span text:style-name="Strong_20_Emphasis"><text:span text:style-name="T253">saisir</text:span></text:span><text:span text:style-name="Strong_20_Emphasis"><text:span text:style-name="T221"> </text:span></text:span><text:span text:style-name="Strong_20_Emphasis"><text:span text:style-name="T253">le numéro de compte</text:span></text:span><text:span text:style-name="Strong_20_Emphasis"><text:span text:style-name="T221">, nous allons apporter quelques précisions. L’application qui sollicite </text:span></text:span><text:span text:style-name="Strong_20_Emphasis"><text:span text:style-name="T248">le</text:span></text:span><text:span text:style-name="Strong_20_Emphasis"><text:span text:style-name="T221"> paiement par Airtel Money doit disposer d’un compte marchand dans lequel sera déversé le montant défalqué du compte client. </text:span></text:span><text:span text:style-name="Strong_20_Emphasis"><text:span text:style-name="T222">Le montant de la transaction doit être compris entre 100 et 499 999 fcfa. A chaque transaction avec Airtel Money, l’application demanderesse génère un identifiant </text:span></text:span><text:span text:style-name="Strong_20_Emphasis"><text:span text:style-name="T223">unique </text:span></text:span><text:span text:style-name="Strong_20_Emphasis"><text:span text:style-name="T224">de 13 caractères</text:span></text:span><text:span text:style-name="Strong_20_Emphasis"><text:span text:style-name="T223"> appelé r</text:span></text:span><text:span text:style-name="Strong_20_Emphasis"><text:span text:style-name="T224">é</text:span></text:span><text:span text:style-name="Strong_20_Emphasis"><text:span text:style-name="T223">f</text:span></text:span><text:span text:style-name="Strong_20_Emphasis"><text:span text:style-name="T224">é</text:span></text:span><text:span text:style-name="Strong_20_Emphasis"><text:span text:style-name="T223">rence. </text:span></text:span><text:span text:style-name="Strong_20_Emphasis"><text:span text:style-name="T226">Lorsque le client </text:span></text:span><text:span text:style-name="Strong_20_Emphasis"><text:span text:style-name="T231">renseigne </text:span></text:span><text:span text:style-name="Strong_20_Emphasis"><text:span text:style-name="T226">son numéro de compte sur ce site, il reçoit un push sur son téléphone. Push dans lequel il est invité à saisir le mot de passe de son compte Airtel Money. Ainsi dit, nous allons </text:span></text:span><text:span text:style-name="Strong_20_Emphasis"><text:span text:style-name="T227">projeter</text:span></text:span><text:span text:style-name="Strong_20_Emphasis"><text:span text:style-name="T226"> </text:span></text:span><text:span text:style-name="Strong_20_Emphasis"><text:span text:style-name="T227">l’écran de </text:span></text:span><text:span text:style-name="Strong_20_Emphasis"><text:span text:style-name="T226">notre téléphone</text:span></text:span><text:span text:style-name="Strong_20_Emphasis"><text:span text:style-name="T227"> </text:span></text:span><text:span text:style-name="Strong_20_Emphasis"><text:span text:style-name="T226">afin </text:span></text:span><text:span text:style-name="Strong_20_Emphasis"><text:span text:style-name="T232">que </text:span></text:span><text:span text:style-name="Strong_20_Emphasis"><text:span text:style-name="T226"><text:s/>nous visualisons ensemble le push qui sera envoyé.</text:span></text:span></text:p>
      <text:p text:style-name="P77"><text:span text:style-name="Strong_20_Emphasis"><text:span text:style-name="T227"><text:tab/>D’un moment à l’autre nous serons </text:span></text:span><text:span text:style-name="Strong_20_Emphasis"><text:span text:style-name="T228">informés </text:span></text:span><text:span text:style-name="Strong_20_Emphasis"><text:span text:style-name="T227">du résultat de la transaction initiée. </text:span></text:span><text:span text:style-name="Strong_20_Emphasis"><text:span text:style-name="T228">La transaction s’est bien déroulée. Nous retournons sur notre plateforme pour ouvrir et lire le document qui a été acheté.</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7-22T19:21:18.327331683</dc:date>
    <meta:editing-duration>P10DT18H18M36S</meta:editing-duration>
    <meta:editing-cycles>243</meta:editing-cycles>
    <meta:generator>LibreOffice/5.1.6.2$Linux_X86_64 LibreOffice_project/10m0$Build-2</meta:generator>
    <meta:document-statistic meta:table-count="0" meta:image-count="0" meta:object-count="0" meta:page-count="9" meta:paragraph-count="118" meta:word-count="3524" meta:character-count="22790" meta:non-whitespace-character-count="19325"/>
  </office:meta>
</office:document-meta>
</file>